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" svg:font-family="'Source Han Sans C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10" style:family="table-cell" style:parent-style-name="Default">
      <style:table-cell-properties fo:background-color="#00a1ff" fo:border="none"/>
    </style:style>
    <style:style style:name="odfdo_auto_11" style:family="table-cell" style:parent-style-name="Default">
      <style:table-cell-properties fo:background-color="#00c1ff" fo:border="none"/>
    </style:style>
    <style:style style:name="odfdo_auto_12" style:family="table-cell" style:parent-style-name="Default">
      <style:table-cell-properties fo:background-color="#00e1fb" fo:border="none"/>
    </style:style>
    <style:style style:name="odfdo_auto_13" style:family="table-cell" style:parent-style-name="Default">
      <style:table-cell-properties fo:background-color="#15ffe1" fo:border="none"/>
    </style:style>
    <style:style style:name="odfdo_auto_14" style:family="table-cell" style:parent-style-name="Default">
      <style:table-cell-properties fo:background-color="#2fffc7" fo:border="none"/>
    </style:style>
    <style:style style:name="odfdo_auto_15" style:family="table-cell" style:parent-style-name="Default">
      <style:table-cell-properties fo:background-color="#49ffae" fo:border="none"/>
    </style:style>
    <style:style style:name="odfdo_auto_16" style:family="table-cell" style:parent-style-name="Default">
      <style:table-cell-properties fo:background-color="#63ff94" fo:border="none"/>
    </style:style>
    <style:style style:name="odfdo_auto_17" style:family="table-cell" style:parent-style-name="Default">
      <style:table-cell-properties fo:background-color="#7dff7a" fo:border="none"/>
    </style:style>
    <style:style style:name="odfdo_auto_18" style:family="table-cell" style:parent-style-name="Default">
      <style:table-cell-properties fo:background-color="#97ff60" fo:border="none"/>
    </style:style>
    <style:style style:name="odfdo_auto_19" style:family="table-cell" style:parent-style-name="Default">
      <style:table-cell-properties fo:background-color="#b1ff46" fo:border="none"/>
    </style:style>
    <style:style style:name="odfdo_auto_2" style:family="table-cell" style:parent-style-name="Default">
      <style:table-cell-properties fo:background-color="#0000a4" fo:border="none"/>
    </style:style>
    <style:style style:name="odfdo_auto_20" style:family="table-cell" style:parent-style-name="Default">
      <style:table-cell-properties fo:background-color="#cbff2c" fo:border="none"/>
    </style:style>
    <style:style style:name="odfdo_auto_21" style:family="table-cell" style:parent-style-name="Default">
      <style:table-cell-properties fo:background-color="#e5ff12" fo:border="none"/>
    </style:style>
    <style:style style:name="odfdo_auto_22" style:family="table-cell" style:parent-style-name="Default">
      <style:table-cell-properties fo:background-color="#ffee00" fo:border="none"/>
    </style:style>
    <style:style style:name="odfdo_auto_23" style:family="table-cell" style:parent-style-name="Default">
      <style:table-cell-properties fo:background-color="#ffd000" fo:border="none"/>
    </style:style>
    <style:style style:name="odfdo_auto_24" style:family="table-cell" style:parent-style-name="Default">
      <style:table-cell-properties fo:background-color="#ffb200" fo:border="none"/>
    </style:style>
    <style:style style:name="odfdo_auto_25" style:family="table-cell" style:parent-style-name="Default">
      <style:table-cell-properties fo:background-color="#ff9400" fo:border="none"/>
    </style:style>
    <style:style style:name="odfdo_auto_26" style:family="table-cell" style:parent-style-name="Default">
      <style:table-cell-properties fo:background-color="#ff7700" fo:border="none"/>
    </style:style>
    <style:style style:name="odfdo_auto_27" style:family="table-cell" style:parent-style-name="Default">
      <style:table-cell-properties fo:background-color="#ff5900" fo:border="none"/>
    </style:style>
    <style:style style:name="odfdo_auto_28" style:family="table-cell" style:parent-style-name="Default">
      <style:table-cell-properties fo:background-color="#ff3b00" fo:border="none"/>
    </style:style>
    <style:style style:name="odfdo_auto_29" style:family="table-cell" style:parent-style-name="Default">
      <style:table-cell-properties fo:background-color="#ff1d00" fo:border="none"/>
    </style:style>
    <style:style style:name="odfdo_auto_3" style:family="table-cell" style:parent-style-name="Default">
      <style:table-cell-properties fo:background-color="#0000c9" fo:border="none"/>
    </style:style>
    <style:style style:name="odfdo_auto_30" style:family="table-cell" style:parent-style-name="Default">
      <style:table-cell-properties fo:background-color="#e80000" fo:border="none"/>
    </style:style>
    <style:style style:name="odfdo_auto_31" style:family="table-cell" style:parent-style-name="Default">
      <style:table-cell-properties fo:background-color="#c40000" fo:border="none"/>
    </style:style>
    <style:style style:name="odfdo_auto_32" style:family="table-cell" style:parent-style-name="Default">
      <style:table-cell-properties fo:background-color="#9f0000" fo:border="none"/>
    </style:style>
    <style:style style:name="odfdo_auto_33" style:family="table-cell" style:parent-style-name="Default">
      <style:table-cell-properties fo:background-color="#ffffff" fo:border="none"/>
    </style:style>
    <style:style style:name="odfdo_auto_34" style:family="table-cell" style:parent-style-name="Default">
      <style:table-cell-properties fo:background-color="#130689" fo:border="none"/>
    </style:style>
    <style:style style:name="odfdo_auto_4" style:family="table-cell" style:parent-style-name="Default">
      <style:table-cell-properties fo:background-color="#0000ed" fo:border="none"/>
    </style:style>
    <style:style style:name="odfdo_auto_5" style:family="table-cell" style:parent-style-name="Default">
      <style:table-cell-properties fo:background-color="#0000ff" fo:border="none"/>
    </style:style>
    <style:style style:name="odfdo_auto_6" style:family="table-cell" style:parent-style-name="Default">
      <style:table-cell-properties fo:background-color="#0020ff" fo:border="none"/>
    </style:style>
    <style:style style:name="odfdo_auto_7" style:family="table-cell" style:parent-style-name="Default">
      <style:table-cell-properties fo:background-color="#0040ff" fo:border="none"/>
    </style:style>
    <style:style style:name="odfdo_auto_8" style:family="table-cell" style:parent-style-name="Default">
      <style:table-cell-properties fo:background-color="#0060ff" fo:border="none"/>
    </style:style>
    <style:style style:name="odfdo_auto_9" style:family="table-cell" style:parent-style-name="Default">
      <style:table-cell-properties fo:background-color="#0081ff" fo:border="none"/>
    </style:style>
    <style:style style:name="odfdo_auto_144" style:family="table-cell" style:parent-style-name="Default">
      <style:table-cell-properties fo:border="none"/>
      <style:text-properties fo:color="#ff0000"/>
    </style:style>
    <style:style style:name="odfdo_auto_35" style:family="table-cell" style:parent-style-name="Default">
      <style:table-cell-properties fo:background-color="#18068c" fo:border="none"/>
    </style:style>
    <style:style style:name="odfdo_auto_36" style:family="table-cell" style:parent-style-name="Default">
      <style:table-cell-properties fo:background-color="#1d068e" fo:border="none"/>
    </style:style>
    <style:style style:name="odfdo_auto_37" style:family="table-cell" style:parent-style-name="Default">
      <style:table-cell-properties fo:background-color="#210590" fo:border="none"/>
    </style:style>
    <style:style style:name="odfdo_auto_38" style:family="table-cell" style:parent-style-name="Default">
      <style:table-cell-properties fo:background-color="#260592" fo:border="none"/>
    </style:style>
    <style:style style:name="odfdo_auto_39" style:family="table-cell" style:parent-style-name="Default">
      <style:table-cell-properties fo:background-color="#2a0593" fo:border="none"/>
    </style:style>
    <style:style style:name="odfdo_auto_40" style:family="table-cell" style:parent-style-name="Default">
      <style:table-cell-properties fo:background-color="#2d0495" fo:border="none"/>
    </style:style>
    <style:style style:name="odfdo_auto_41" style:family="table-cell" style:parent-style-name="Default">
      <style:table-cell-properties fo:background-color="#330497" fo:border="none"/>
    </style:style>
    <style:style style:name="odfdo_auto_42" style:family="table-cell" style:parent-style-name="Default">
      <style:table-cell-properties fo:background-color="#360499" fo:border="none"/>
    </style:style>
    <style:style style:name="odfdo_auto_43" style:family="table-cell" style:parent-style-name="Default">
      <style:table-cell-properties fo:background-color="#3a049a" fo:border="none"/>
    </style:style>
    <style:style style:name="odfdo_auto_44" style:family="table-cell" style:parent-style-name="Default">
      <style:table-cell-properties fo:background-color="#3d039c" fo:border="none"/>
    </style:style>
    <style:style style:name="odfdo_auto_45" style:family="table-cell" style:parent-style-name="Default">
      <style:table-cell-properties fo:background-color="#41039d" fo:border="none"/>
    </style:style>
    <style:style style:name="odfdo_auto_46" style:family="table-cell" style:parent-style-name="Default">
      <style:table-cell-properties fo:background-color="#44039e" fo:border="none"/>
    </style:style>
    <style:style style:name="odfdo_auto_47" style:family="table-cell" style:parent-style-name="Default">
      <style:table-cell-properties fo:background-color="#4702a0" fo:border="none"/>
    </style:style>
    <style:style style:name="odfdo_auto_48" style:family="table-cell" style:parent-style-name="Default">
      <style:table-cell-properties fo:background-color="#4c02a1" fo:border="none"/>
    </style:style>
    <style:style style:name="odfdo_auto_49" style:family="table-cell" style:parent-style-name="Default">
      <style:table-cell-properties fo:background-color="#5002a2" fo:border="none"/>
    </style:style>
    <style:style style:name="odfdo_auto_50" style:family="table-cell" style:parent-style-name="Default">
      <style:table-cell-properties fo:background-color="#5301a3" fo:border="none"/>
    </style:style>
    <style:style style:name="odfdo_auto_51" style:family="table-cell" style:parent-style-name="Default">
      <style:table-cell-properties fo:background-color="#5601a4" fo:border="none"/>
    </style:style>
    <style:style style:name="odfdo_auto_52" style:family="table-cell" style:parent-style-name="Default">
      <style:table-cell-properties fo:background-color="#5901a5" fo:border="none"/>
    </style:style>
    <style:style style:name="odfdo_auto_53" style:family="table-cell" style:parent-style-name="Default">
      <style:table-cell-properties fo:background-color="#5c00a6" fo:border="none"/>
    </style:style>
    <style:style style:name="odfdo_auto_54" style:family="table-cell" style:parent-style-name="Default">
      <style:table-cell-properties fo:background-color="#5f00a6" fo:border="none"/>
    </style:style>
    <style:style style:name="odfdo_auto_55" style:family="table-cell" style:parent-style-name="Default">
      <style:table-cell-properties fo:background-color="#6300a7" fo:border="none"/>
    </style:style>
    <style:style style:name="odfdo_auto_56" style:family="table-cell" style:parent-style-name="Default">
      <style:table-cell-properties fo:background-color="#6700a8" fo:border="none"/>
    </style:style>
    <style:style style:name="odfdo_auto_57" style:family="table-cell" style:parent-style-name="Default">
      <style:table-cell-properties fo:background-color="#6a00a8" fo:border="none"/>
    </style:style>
    <style:style style:name="odfdo_auto_58" style:family="table-cell" style:parent-style-name="Default">
      <style:table-cell-properties fo:background-color="#6e00a8" fo:border="none"/>
    </style:style>
    <style:style style:name="odfdo_auto_59" style:family="table-cell" style:parent-style-name="Default">
      <style:table-cell-properties fo:background-color="#7100a8" fo:border="none"/>
    </style:style>
    <style:style style:name="odfdo_auto_60" style:family="table-cell" style:parent-style-name="Default">
      <style:table-cell-properties fo:background-color="#7400a9" fo:border="none"/>
    </style:style>
    <style:style style:name="odfdo_auto_61" style:family="table-cell" style:parent-style-name="Default">
      <style:table-cell-properties fo:background-color="#7701a8" fo:border="none"/>
    </style:style>
    <style:style style:name="odfdo_auto_62" style:family="table-cell" style:parent-style-name="Default">
      <style:table-cell-properties fo:background-color="#7a01a8" fo:border="none"/>
    </style:style>
    <style:style style:name="odfdo_auto_63" style:family="table-cell" style:parent-style-name="Default">
      <style:table-cell-properties fo:background-color="#7e03a8" fo:border="none"/>
    </style:style>
    <style:style style:name="odfdo_auto_64" style:family="table-cell" style:parent-style-name="Default">
      <style:table-cell-properties fo:background-color="#8104a7" fo:border="none"/>
    </style:style>
    <style:style style:name="odfdo_auto_65" style:family="table-cell" style:parent-style-name="Default">
      <style:table-cell-properties fo:background-color="#8405a7" fo:border="none"/>
    </style:style>
    <style:style style:name="odfdo_auto_66" style:family="table-cell" style:parent-style-name="Default">
      <style:table-cell-properties fo:background-color="#8707a6" fo:border="none"/>
    </style:style>
    <style:style style:name="odfdo_auto_67" style:family="table-cell" style:parent-style-name="Default">
      <style:table-cell-properties fo:background-color="#8a08a6" fo:border="none"/>
    </style:style>
    <style:style style:name="odfdo_auto_68" style:family="table-cell" style:parent-style-name="Default">
      <style:table-cell-properties fo:background-color="#8d0ba5" fo:border="none"/>
    </style:style>
    <style:style style:name="odfdo_auto_69" style:family="table-cell" style:parent-style-name="Default">
      <style:table-cell-properties fo:background-color="#900da4" fo:border="none"/>
    </style:style>
    <style:style style:name="odfdo_auto_70" style:family="table-cell" style:parent-style-name="Default">
      <style:table-cell-properties fo:background-color="#920fa3" fo:border="none"/>
    </style:style>
    <style:style style:name="odfdo_auto_71" style:family="table-cell" style:parent-style-name="Default">
      <style:table-cell-properties fo:background-color="#9612a1" fo:border="none"/>
    </style:style>
    <style:style style:name="odfdo_auto_72" style:family="table-cell" style:parent-style-name="Default">
      <style:table-cell-properties fo:background-color="#9914a0" fo:border="none"/>
    </style:style>
    <style:style style:name="odfdo_auto_73" style:family="table-cell" style:parent-style-name="Default">
      <style:table-cell-properties fo:background-color="#9c179e" fo:border="none"/>
    </style:style>
    <style:style style:name="odfdo_auto_74" style:family="table-cell" style:parent-style-name="Default">
      <style:table-cell-properties fo:background-color="#9e199d" fo:border="none"/>
    </style:style>
    <style:style style:name="odfdo_auto_75" style:family="table-cell" style:parent-style-name="Default">
      <style:table-cell-properties fo:background-color="#a11b9b" fo:border="none"/>
    </style:style>
    <style:style style:name="odfdo_auto_76" style:family="table-cell" style:parent-style-name="Default">
      <style:table-cell-properties fo:background-color="#a41d9a" fo:border="none"/>
    </style:style>
    <style:style style:name="odfdo_auto_77" style:family="table-cell" style:parent-style-name="Default">
      <style:table-cell-properties fo:background-color="#a62098" fo:border="none"/>
    </style:style>
    <style:style style:name="odfdo_auto_78" style:family="table-cell" style:parent-style-name="Default">
      <style:table-cell-properties fo:background-color="#aa2395" fo:border="none"/>
    </style:style>
    <style:style style:name="odfdo_auto_79" style:family="table-cell" style:parent-style-name="Default">
      <style:table-cell-properties fo:background-color="#ac2594" fo:border="none"/>
    </style:style>
    <style:style style:name="odfdo_auto_80" style:family="table-cell" style:parent-style-name="Default">
      <style:table-cell-properties fo:background-color="#af2892" fo:border="none"/>
    </style:style>
    <style:style style:name="odfdo_auto_81" style:family="table-cell" style:parent-style-name="Default">
      <style:table-cell-properties fo:background-color="#b12a90" fo:border="none"/>
    </style:style>
    <style:style style:name="odfdo_auto_82" style:family="table-cell" style:parent-style-name="Default">
      <style:table-cell-properties fo:background-color="#b32c8e" fo:border="none"/>
    </style:style>
    <style:style style:name="odfdo_auto_83" style:family="table-cell" style:parent-style-name="Default">
      <style:table-cell-properties fo:background-color="#b52e8c" fo:border="none"/>
    </style:style>
    <style:style style:name="odfdo_auto_84" style:family="table-cell" style:parent-style-name="Default">
      <style:table-cell-properties fo:background-color="#b8318a" fo:border="none"/>
    </style:style>
    <style:style style:name="odfdo_auto_85" style:family="table-cell" style:parent-style-name="Default">
      <style:table-cell-properties fo:background-color="#ba3389" fo:border="none"/>
    </style:style>
    <style:style style:name="odfdo_auto_86" style:family="table-cell" style:parent-style-name="Default">
      <style:table-cell-properties fo:background-color="#bd3686" fo:border="none"/>
    </style:style>
    <style:style style:name="odfdo_auto_87" style:family="table-cell" style:parent-style-name="Default">
      <style:table-cell-properties fo:background-color="#bf3984" fo:border="none"/>
    </style:style>
    <style:style style:name="odfdo_auto_88" style:family="table-cell" style:parent-style-name="Default">
      <style:table-cell-properties fo:background-color="#c13b82" fo:border="none"/>
    </style:style>
    <style:style style:name="odfdo_auto_89" style:family="table-cell" style:parent-style-name="Default">
      <style:table-cell-properties fo:background-color="#c33d80" fo:border="none"/>
    </style:style>
    <style:style style:name="odfdo_auto_90" style:family="table-cell" style:parent-style-name="Default">
      <style:table-cell-properties fo:background-color="#c53f7e" fo:border="none"/>
    </style:style>
    <style:style style:name="odfdo_auto_91" style:family="table-cell" style:parent-style-name="Default">
      <style:table-cell-properties fo:background-color="#c7427c" fo:border="none"/>
    </style:style>
    <style:style style:name="odfdo_auto_92" style:family="table-cell" style:parent-style-name="Default">
      <style:table-cell-properties fo:background-color="#c9447a" fo:border="none"/>
    </style:style>
    <style:style style:name="odfdo_auto_93" style:family="table-cell" style:parent-style-name="Default">
      <style:table-cell-properties fo:background-color="#cc4778" fo:border="none"/>
    </style:style>
    <style:style style:name="odfdo_auto_94" style:family="table-cell" style:parent-style-name="Default">
      <style:table-cell-properties fo:background-color="#ce4976" fo:border="none"/>
    </style:style>
    <style:style style:name="odfdo_auto_100" style:family="table-cell" style:parent-style-name="Default">
      <style:table-cell-properties fo:background-color="#d8576b" fo:border="none"/>
    </style:style>
    <style:style style:name="odfdo_auto_101" style:family="table-cell" style:parent-style-name="Default">
      <style:table-cell-properties fo:background-color="#db5b69" fo:border="none"/>
    </style:style>
    <style:style style:name="odfdo_auto_102" style:family="table-cell" style:parent-style-name="Default">
      <style:table-cell-properties fo:background-color="#dc5d67" fo:border="none"/>
    </style:style>
    <style:style style:name="odfdo_auto_103" style:family="table-cell" style:parent-style-name="Default">
      <style:table-cell-properties fo:background-color="#de5f65" fo:border="none"/>
    </style:style>
    <style:style style:name="odfdo_auto_104" style:family="table-cell" style:parent-style-name="Default">
      <style:table-cell-properties fo:background-color="#e06263" fo:border="none"/>
    </style:style>
    <style:style style:name="odfdo_auto_105" style:family="table-cell" style:parent-style-name="Default">
      <style:table-cell-properties fo:background-color="#e16462" fo:border="none"/>
    </style:style>
    <style:style style:name="odfdo_auto_106" style:family="table-cell" style:parent-style-name="Default">
      <style:table-cell-properties fo:background-color="#e36660" fo:border="none"/>
    </style:style>
    <style:style style:name="odfdo_auto_107" style:family="table-cell" style:parent-style-name="Default">
      <style:table-cell-properties fo:background-color="#e4695e" fo:border="none"/>
    </style:style>
    <style:style style:name="odfdo_auto_108" style:family="table-cell" style:parent-style-name="Default">
      <style:table-cell-properties fo:background-color="#e66c5c" fo:border="none"/>
    </style:style>
    <style:style style:name="odfdo_auto_109" style:family="table-cell" style:parent-style-name="Default">
      <style:table-cell-properties fo:background-color="#e86f5a" fo:border="none"/>
    </style:style>
    <style:style style:name="odfdo_auto_110" style:family="table-cell" style:parent-style-name="Default">
      <style:table-cell-properties fo:background-color="#e97158" fo:border="none"/>
    </style:style>
    <style:style style:name="odfdo_auto_111" style:family="table-cell" style:parent-style-name="Default">
      <style:table-cell-properties fo:background-color="#eb7456" fo:border="none"/>
    </style:style>
    <style:style style:name="odfdo_auto_112" style:family="table-cell" style:parent-style-name="Default">
      <style:table-cell-properties fo:background-color="#ec7655" fo:border="none"/>
    </style:style>
    <style:style style:name="odfdo_auto_113" style:family="table-cell" style:parent-style-name="Default">
      <style:table-cell-properties fo:background-color="#ed7953" fo:border="none"/>
    </style:style>
    <style:style style:name="odfdo_auto_114" style:family="table-cell" style:parent-style-name="Default">
      <style:table-cell-properties fo:background-color="#ee7b51" fo:border="none"/>
    </style:style>
    <style:style style:name="odfdo_auto_115" style:family="table-cell" style:parent-style-name="Default">
      <style:table-cell-properties fo:background-color="#f07e50" fo:border="none"/>
    </style:style>
    <style:style style:name="odfdo_auto_116" style:family="table-cell" style:parent-style-name="Default">
      <style:table-cell-properties fo:background-color="#f1814d" fo:border="none"/>
    </style:style>
    <style:style style:name="odfdo_auto_117" style:family="table-cell" style:parent-style-name="Default">
      <style:table-cell-properties fo:background-color="#f2844b" fo:border="none"/>
    </style:style>
    <style:style style:name="odfdo_auto_118" style:family="table-cell" style:parent-style-name="Default">
      <style:table-cell-properties fo:background-color="#f48749" fo:border="none"/>
    </style:style>
    <style:style style:name="odfdo_auto_119" style:family="table-cell" style:parent-style-name="Default">
      <style:table-cell-properties fo:background-color="#f58948" fo:border="none"/>
    </style:style>
    <style:style style:name="odfdo_auto_120" style:family="table-cell" style:parent-style-name="Default">
      <style:table-cell-properties fo:background-color="#f68c46" fo:border="none"/>
    </style:style>
    <style:style style:name="odfdo_auto_121" style:family="table-cell" style:parent-style-name="Default">
      <style:table-cell-properties fo:background-color="#f78f44" fo:border="none"/>
    </style:style>
    <style:style style:name="odfdo_auto_122" style:family="table-cell" style:parent-style-name="Default">
      <style:table-cell-properties fo:background-color="#f79143" fo:border="none"/>
    </style:style>
    <style:style style:name="odfdo_auto_123" style:family="table-cell" style:parent-style-name="Default">
      <style:table-cell-properties fo:background-color="#f99540" fo:border="none"/>
    </style:style>
    <style:style style:name="odfdo_auto_124" style:family="table-cell" style:parent-style-name="Default">
      <style:table-cell-properties fo:background-color="#f9983e" fo:border="none"/>
    </style:style>
    <style:style style:name="odfdo_auto_125" style:family="table-cell" style:parent-style-name="Default">
      <style:table-cell-properties fo:background-color="#fa9b3c" fo:border="none"/>
    </style:style>
    <style:style style:name="odfdo_auto_126" style:family="table-cell" style:parent-style-name="Default">
      <style:table-cell-properties fo:background-color="#fb9e3b" fo:border="none"/>
    </style:style>
    <style:style style:name="odfdo_auto_127" style:family="table-cell" style:parent-style-name="Default">
      <style:table-cell-properties fo:background-color="#fba139" fo:border="none"/>
    </style:style>
    <style:style style:name="odfdo_auto_128" style:family="table-cell" style:parent-style-name="Default">
      <style:table-cell-properties fo:background-color="#fca437" fo:border="none"/>
    </style:style>
    <style:style style:name="odfdo_auto_129" style:family="table-cell" style:parent-style-name="Default">
      <style:table-cell-properties fo:background-color="#fca636" fo:border="none"/>
    </style:style>
    <style:style style:name="odfdo_auto_130" style:family="table-cell" style:parent-style-name="Default">
      <style:table-cell-properties fo:background-color="#fda934" fo:border="none"/>
    </style:style>
    <style:style style:name="odfdo_auto_131" style:family="table-cell" style:parent-style-name="Default">
      <style:table-cell-properties fo:background-color="#fdae31" fo:border="none"/>
    </style:style>
    <style:style style:name="odfdo_auto_132" style:family="table-cell" style:parent-style-name="Default">
      <style:table-cell-properties fo:background-color="#feb130" fo:border="none"/>
    </style:style>
    <style:style style:name="odfdo_auto_133" style:family="table-cell" style:parent-style-name="Default">
      <style:table-cell-properties fo:background-color="#feb42e" fo:border="none"/>
    </style:style>
    <style:style style:name="odfdo_auto_134" style:family="table-cell" style:parent-style-name="Default">
      <style:table-cell-properties fo:background-color="#feb72d" fo:border="none"/>
    </style:style>
    <style:style style:name="odfdo_auto_135" style:family="table-cell" style:parent-style-name="Default">
      <style:table-cell-properties fo:background-color="#feba2b" fo:border="none"/>
    </style:style>
    <style:style style:name="odfdo_auto_136" style:family="table-cell" style:parent-style-name="Default">
      <style:table-cell-properties fo:background-color="#febd2a" fo:border="none"/>
    </style:style>
    <style:style style:name="odfdo_auto_137" style:family="table-cell" style:parent-style-name="Default">
      <style:table-cell-properties fo:background-color="#fec029" fo:border="none"/>
    </style:style>
    <style:style style:name="odfdo_auto_138" style:family="table-cell" style:parent-style-name="Default">
      <style:table-cell-properties fo:background-color="#fec527" fo:border="none"/>
    </style:style>
    <style:style style:name="odfdo_auto_139" style:family="table-cell" style:parent-style-name="Default">
      <style:table-cell-properties fo:background-color="#fdc826" fo:border="none"/>
    </style:style>
    <style:style style:name="odfdo_auto_140" style:family="table-cell" style:parent-style-name="Default">
      <style:table-cell-properties fo:background-color="#fdcb25" fo:border="none"/>
    </style:style>
    <style:style style:name="odfdo_auto_141" style:family="table-cell" style:parent-style-name="Default">
      <style:table-cell-properties fo:background-color="#fdcf25" fo:border="none"/>
    </style:style>
    <style:style style:name="odfdo_auto_142" style:family="table-cell" style:parent-style-name="Default">
      <style:table-cell-properties fo:background-color="#fcd224" fo:border="none"/>
    </style:style>
    <style:style style:name="odfdo_auto_95" style:family="table-cell" style:parent-style-name="Default">
      <style:table-cell-properties fo:background-color="#d04c74" fo:border="none"/>
    </style:style>
    <style:style style:name="odfdo_auto_96" style:family="table-cell" style:parent-style-name="Default">
      <style:table-cell-properties fo:background-color="#d14e72" fo:border="none"/>
    </style:style>
    <style:style style:name="odfdo_auto_97" style:family="table-cell" style:parent-style-name="Default">
      <style:table-cell-properties fo:background-color="#d35070" fo:border="none"/>
    </style:style>
    <style:style style:name="odfdo_auto_98" style:family="table-cell" style:parent-style-name="Default">
      <style:table-cell-properties fo:background-color="#d5536f" fo:border="none"/>
    </style:style>
    <style:style style:name="odfdo_auto_99" style:family="table-cell" style:parent-style-name="Default">
      <style:table-cell-properties fo:background-color="#d7556d" fo:border="none"/>
    </style:style>
    <style:style style:name="odfdo_auto_143" style:family="table-cell" style:parent-style-name="Default">
      <style:table-cell-properties fo:background-color="#fbd524" fo:border="none"/>
    </style:style>
    <style:style style:name="ce145" style:family="table-cell" style:parent-style-name="Default">
      <style:table-cell-properties fo:background-color="#000080" fo:border="none"/>
    </style:style>
    <style:style style:name="ce146" style:family="table-cell" style:parent-style-name="Default">
      <style:table-cell-properties fo:background-color="#0000a4" fo:border="none"/>
    </style:style>
    <style:style style:name="ce147" style:family="table-cell" style:parent-style-name="Default">
      <style:table-cell-properties fo:background-color="#0000c9" fo:border="none"/>
    </style:style>
    <style:style style:name="ce148" style:family="table-cell" style:parent-style-name="Default">
      <style:table-cell-properties fo:background-color="#0000ed" fo:border="none"/>
    </style:style>
    <style:style style:name="ce149" style:family="table-cell" style:parent-style-name="Default">
      <style:table-cell-properties fo:background-color="#0000ff" fo:border="none"/>
    </style:style>
    <style:style style:name="ce150" style:family="table-cell" style:parent-style-name="Default">
      <style:table-cell-properties fo:background-color="#0020ff" fo:border="none"/>
    </style:style>
    <style:style style:name="ce151" style:family="table-cell" style:parent-style-name="Default">
      <style:table-cell-properties fo:background-color="#0040ff" fo:border="none"/>
    </style:style>
    <style:style style:name="ce152" style:family="table-cell" style:parent-style-name="Default">
      <style:table-cell-properties fo:background-color="#0060ff" fo:border="none"/>
    </style:style>
    <style:style style:name="ce153" style:family="table-cell" style:parent-style-name="Default">
      <style:table-cell-properties fo:background-color="#0081ff" fo:border="none"/>
    </style:style>
    <style:style style:name="ce154" style:family="table-cell" style:parent-style-name="Default">
      <style:table-cell-properties fo:background-color="#00a1ff" fo:border="none"/>
    </style:style>
    <style:style style:name="ce155" style:family="table-cell" style:parent-style-name="Default">
      <style:table-cell-properties fo:background-color="#00c1ff" fo:border="none"/>
    </style:style>
    <style:style style:name="ce156" style:family="table-cell" style:parent-style-name="Default">
      <style:table-cell-properties fo:background-color="#00e1fb" fo:border="none"/>
    </style:style>
    <style:style style:name="ce157" style:family="table-cell" style:parent-style-name="Default">
      <style:table-cell-properties fo:background-color="#15ffe1" fo:border="none"/>
    </style:style>
    <style:style style:name="ce158" style:family="table-cell" style:parent-style-name="Default">
      <style:table-cell-properties fo:background-color="#2fffc7" fo:border="none"/>
    </style:style>
    <style:style style:name="ce159" style:family="table-cell" style:parent-style-name="Default">
      <style:table-cell-properties fo:background-color="#49ffae" fo:border="none"/>
    </style:style>
    <style:style style:name="ce160" style:family="table-cell" style:parent-style-name="Default">
      <style:table-cell-properties fo:background-color="#63ff94" fo:border="none"/>
    </style:style>
    <style:style style:name="ce161" style:family="table-cell" style:parent-style-name="Default">
      <style:table-cell-properties fo:background-color="#7dff7a" fo:border="none"/>
    </style:style>
    <style:style style:name="ce162" style:family="table-cell" style:parent-style-name="Default">
      <style:table-cell-properties fo:background-color="#97ff60" fo:border="none"/>
    </style:style>
    <style:style style:name="ce163" style:family="table-cell" style:parent-style-name="Default">
      <style:table-cell-properties fo:background-color="#b1ff46" fo:border="none"/>
    </style:style>
    <style:style style:name="ce164" style:family="table-cell" style:parent-style-name="Default">
      <style:table-cell-properties fo:background-color="#cbff2c" fo:border="none"/>
    </style:style>
    <style:style style:name="ce165" style:family="table-cell" style:parent-style-name="Default">
      <style:table-cell-properties fo:background-color="#e5ff12" fo:border="none"/>
    </style:style>
    <style:style style:name="ce166" style:family="table-cell" style:parent-style-name="Default">
      <style:table-cell-properties fo:background-color="#ffee00" fo:border="none"/>
    </style:style>
    <style:style style:name="ce167" style:family="table-cell" style:parent-style-name="Default">
      <style:table-cell-properties fo:background-color="#ffd000" fo:border="none"/>
    </style:style>
    <style:style style:name="ce168" style:family="table-cell" style:parent-style-name="Default">
      <style:table-cell-properties fo:background-color="#ffb200" fo:border="none"/>
    </style:style>
    <style:style style:name="ce169" style:family="table-cell" style:parent-style-name="Default">
      <style:table-cell-properties fo:background-color="#ff9400" fo:border="none"/>
    </style:style>
    <style:style style:name="ce170" style:family="table-cell" style:parent-style-name="Default">
      <style:table-cell-properties fo:background-color="#ff7700" fo:border="none"/>
    </style:style>
    <style:style style:name="ce171" style:family="table-cell" style:parent-style-name="Default">
      <style:table-cell-properties fo:background-color="#ff5900" fo:border="none"/>
    </style:style>
    <style:style style:name="ce172" style:family="table-cell" style:parent-style-name="Default">
      <style:table-cell-properties fo:background-color="#ff3b00" fo:border="none"/>
    </style:style>
    <style:style style:name="ce173" style:family="table-cell" style:parent-style-name="Default">
      <style:table-cell-properties fo:background-color="#ff1d00" fo:border="none"/>
    </style:style>
    <style:style style:name="ce174" style:family="table-cell" style:parent-style-name="Default">
      <style:table-cell-properties fo:background-color="#e80000" fo:border="none"/>
    </style:style>
    <style:style style:name="ce175" style:family="table-cell" style:parent-style-name="Default">
      <style:table-cell-properties fo:background-color="#c40000" fo:border="none"/>
    </style:style>
    <style:style style:name="ce176" style:family="table-cell" style:parent-style-name="Default">
      <style:table-cell-properties fo:background-color="#9f0000" fo:border="none"/>
    </style:style>
    <style:style style:name="ce177" style:family="table-cell" style:parent-style-name="Default">
      <style:table-cell-properties fo:background-color="#ffffff" fo:border="none"/>
    </style:style>
    <style:style style:name="ce178" style:family="table-cell" style:parent-style-name="Default">
      <style:table-cell-properties fo:background-color="#130689" fo:border="none"/>
    </style:style>
    <style:style style:name="ce179" style:family="table-cell" style:parent-style-name="Default">
      <style:table-cell-properties fo:border="none"/>
      <style:text-properties fo:color="#ff0000"/>
    </style:style>
    <style:style style:name="ce180" style:family="table-cell" style:parent-style-name="Default">
      <style:table-cell-properties fo:background-color="#18068c" fo:border="none"/>
    </style:style>
    <style:style style:name="ce181" style:family="table-cell" style:parent-style-name="Default">
      <style:table-cell-properties fo:background-color="#1d068e" fo:border="none"/>
    </style:style>
    <style:style style:name="ce182" style:family="table-cell" style:parent-style-name="Default">
      <style:table-cell-properties fo:background-color="#210590" fo:border="none"/>
    </style:style>
    <style:style style:name="ce183" style:family="table-cell" style:parent-style-name="Default">
      <style:table-cell-properties fo:background-color="#260592" fo:border="none"/>
    </style:style>
    <style:style style:name="ce184" style:family="table-cell" style:parent-style-name="Default">
      <style:table-cell-properties fo:background-color="#2a0593" fo:border="none"/>
    </style:style>
    <style:style style:name="ce185" style:family="table-cell" style:parent-style-name="Default">
      <style:table-cell-properties fo:background-color="#2d0495" fo:border="none"/>
    </style:style>
    <style:style style:name="ce186" style:family="table-cell" style:parent-style-name="Default">
      <style:table-cell-properties fo:background-color="#330497" fo:border="none"/>
    </style:style>
    <style:style style:name="ce187" style:family="table-cell" style:parent-style-name="Default">
      <style:table-cell-properties fo:background-color="#3a049a" fo:border="none"/>
    </style:style>
    <style:style style:name="ce188" style:family="table-cell" style:parent-style-name="Default">
      <style:table-cell-properties fo:background-color="#360499" fo:border="none"/>
    </style:style>
    <style:style style:name="ce189" style:family="table-cell" style:parent-style-name="Default">
      <style:table-cell-properties fo:background-color="#3d039c" fo:border="none"/>
    </style:style>
    <style:style style:name="ce190" style:family="table-cell" style:parent-style-name="Default">
      <style:table-cell-properties fo:background-color="#41039d" fo:border="none"/>
    </style:style>
    <style:style style:name="ce191" style:family="table-cell" style:parent-style-name="Default">
      <style:table-cell-properties fo:background-color="#44039e" fo:border="none"/>
    </style:style>
    <style:style style:name="ce192" style:family="table-cell" style:parent-style-name="Default">
      <style:table-cell-properties fo:background-color="#4702a0" fo:border="none"/>
    </style:style>
    <style:style style:name="ce193" style:family="table-cell" style:parent-style-name="Default">
      <style:table-cell-properties fo:background-color="#4c02a1" fo:border="none"/>
    </style:style>
    <style:style style:name="ce194" style:family="table-cell" style:parent-style-name="Default">
      <style:table-cell-properties fo:background-color="#5002a2" fo:border="none"/>
    </style:style>
    <style:style style:name="ce195" style:family="table-cell" style:parent-style-name="Default">
      <style:table-cell-properties fo:background-color="#5301a3" fo:border="none"/>
    </style:style>
    <style:style style:name="ce196" style:family="table-cell" style:parent-style-name="Default">
      <style:table-cell-properties fo:background-color="#5601a4" fo:border="none"/>
    </style:style>
    <style:style style:name="ce197" style:family="table-cell" style:parent-style-name="Default">
      <style:table-cell-properties fo:background-color="#5901a5" fo:border="none"/>
    </style:style>
    <style:style style:name="ce198" style:family="table-cell" style:parent-style-name="Default">
      <style:table-cell-properties fo:background-color="#5c00a6" fo:border="none"/>
    </style:style>
    <style:style style:name="ce199" style:family="table-cell" style:parent-style-name="Default">
      <style:table-cell-properties fo:background-color="#5f00a6" fo:border="none"/>
    </style:style>
    <style:style style:name="ce200" style:family="table-cell" style:parent-style-name="Default">
      <style:table-cell-properties fo:background-color="#6300a7" fo:border="none"/>
    </style:style>
    <style:style style:name="ce201" style:family="table-cell" style:parent-style-name="Default">
      <style:table-cell-properties fo:background-color="#6700a8" fo:border="none"/>
    </style:style>
    <style:style style:name="ce202" style:family="table-cell" style:parent-style-name="Default">
      <style:table-cell-properties fo:background-color="#7a01a8" fo:border="none"/>
    </style:style>
    <style:style style:name="ce203" style:family="table-cell" style:parent-style-name="Default">
      <style:table-cell-properties fo:background-color="#6a00a8" fo:border="none"/>
    </style:style>
    <style:style style:name="ce204" style:family="table-cell" style:parent-style-name="Default">
      <style:table-cell-properties fo:background-color="#6e00a8" fo:border="none"/>
    </style:style>
    <style:style style:name="ce205" style:family="table-cell" style:parent-style-name="Default">
      <style:table-cell-properties fo:background-color="#8104a7" fo:border="none"/>
    </style:style>
    <style:style style:name="ce206" style:family="table-cell" style:parent-style-name="Default">
      <style:table-cell-properties fo:background-color="#8707a6" fo:border="none"/>
    </style:style>
    <style:style style:name="ce207" style:family="table-cell" style:parent-style-name="Default">
      <style:table-cell-properties fo:background-color="#8a08a6" fo:border="none"/>
    </style:style>
    <style:style style:name="ce208" style:family="table-cell" style:parent-style-name="Default">
      <style:table-cell-properties fo:background-color="#7701a8" fo:border="none"/>
    </style:style>
    <style:style style:name="ce209" style:family="table-cell" style:parent-style-name="Default">
      <style:table-cell-properties fo:background-color="#900da4" fo:border="none"/>
    </style:style>
    <style:style style:name="ce210" style:family="table-cell" style:parent-style-name="Default">
      <style:table-cell-properties fo:background-color="#920fa3" fo:border="none"/>
    </style:style>
    <style:style style:name="ce211" style:family="table-cell" style:parent-style-name="Default">
      <style:table-cell-properties fo:background-color="#9e199d" fo:border="none"/>
    </style:style>
    <style:style style:name="ce212" style:family="table-cell" style:parent-style-name="Default">
      <style:table-cell-properties fo:background-color="#7e03a8" fo:border="none"/>
    </style:style>
    <style:style style:name="ce213" style:family="table-cell" style:parent-style-name="Default">
      <style:table-cell-properties fo:background-color="#9612a1" fo:border="none"/>
    </style:style>
    <style:style style:name="ce214" style:family="table-cell" style:parent-style-name="Default">
      <style:table-cell-properties fo:background-color="#7100a8" fo:border="none"/>
    </style:style>
    <style:style style:name="ce215" style:family="table-cell" style:parent-style-name="Default">
      <style:table-cell-properties fo:background-color="#8405a7" fo:border="none"/>
    </style:style>
    <style:style style:name="ce216" style:family="table-cell" style:parent-style-name="Default">
      <style:table-cell-properties fo:background-color="#7400a9" fo:border="none"/>
    </style:style>
    <style:style style:name="ce217" style:family="table-cell" style:parent-style-name="Default">
      <style:table-cell-properties fo:background-color="#9914a0" fo:border="none"/>
    </style:style>
    <style:style style:name="ce218" style:family="table-cell" style:parent-style-name="Default">
      <style:table-cell-properties fo:background-color="#8d0ba5" fo:border="none"/>
    </style:style>
    <style:style style:name="ce219" style:family="table-cell" style:parent-style-name="Default">
      <style:table-cell-properties fo:background-color="#9c179e" fo:border="none"/>
    </style:style>
    <style:style style:name="ce220" style:family="table-cell" style:parent-style-name="Default">
      <style:table-cell-properties fo:background-color="#a11b9b" fo:border="none"/>
    </style:style>
    <style:style style:name="ce221" style:family="table-cell" style:parent-style-name="Default">
      <style:table-cell-properties fo:background-color="#a41d9a" fo:border="none"/>
    </style:style>
    <style:style style:name="ce222" style:family="table-cell" style:parent-style-name="Default">
      <style:table-cell-properties fo:background-color="#a62098" fo:border="none"/>
    </style:style>
    <style:style style:name="ce223" style:family="table-cell" style:parent-style-name="Default">
      <style:table-cell-properties fo:background-color="#aa2395" fo:border="none"/>
    </style:style>
    <style:style style:name="ce224" style:family="table-cell" style:parent-style-name="Default">
      <style:table-cell-properties fo:background-color="#b52e8c" fo:border="none"/>
    </style:style>
    <style:style style:name="ce225" style:family="table-cell" style:parent-style-name="Default">
      <style:table-cell-properties fo:background-color="#ac2594" fo:border="none"/>
    </style:style>
    <style:style style:name="ce226" style:family="table-cell" style:parent-style-name="Default">
      <style:table-cell-properties fo:background-color="#b8318a" fo:border="none"/>
    </style:style>
    <style:style style:name="ce227" style:family="table-cell" style:parent-style-name="Default">
      <style:table-cell-properties fo:background-color="#b12a90" fo:border="none"/>
    </style:style>
    <style:style style:name="ce228" style:family="table-cell" style:parent-style-name="Default">
      <style:table-cell-properties fo:background-color="#ba3389" fo:border="none"/>
    </style:style>
    <style:style style:name="ce229" style:family="table-cell" style:parent-style-name="Default">
      <style:table-cell-properties fo:background-color="#b32c8e" fo:border="none"/>
    </style:style>
    <style:style style:name="ce230" style:family="table-cell" style:parent-style-name="Default">
      <style:table-cell-properties fo:background-color="#bf3984" fo:border="none"/>
    </style:style>
    <style:style style:name="ce231" style:family="table-cell" style:parent-style-name="Default">
      <style:table-cell-properties fo:background-color="#c13b82" fo:border="none"/>
    </style:style>
    <style:style style:name="ce232" style:family="table-cell" style:parent-style-name="Default">
      <style:table-cell-properties fo:background-color="#c33d80" fo:border="none"/>
    </style:style>
    <style:style style:name="ce233" style:family="table-cell" style:parent-style-name="Default">
      <style:table-cell-properties fo:background-color="#af2892" fo:border="none"/>
    </style:style>
    <style:style style:name="ce234" style:family="table-cell" style:parent-style-name="Default">
      <style:table-cell-properties fo:background-color="#bd3686" fo:border="none"/>
    </style:style>
    <style:style style:name="ce235" style:family="table-cell" style:parent-style-name="Default">
      <style:table-cell-properties fo:background-color="#c7427c" fo:border="none"/>
    </style:style>
    <style:style style:name="ce236" style:family="table-cell" style:parent-style-name="Default">
      <style:table-cell-properties fo:background-color="#cc4778" fo:border="none"/>
    </style:style>
    <style:style style:name="ce237" style:family="table-cell" style:parent-style-name="Default">
      <style:table-cell-properties fo:background-color="#c53f7e" fo:border="none"/>
    </style:style>
    <style:style style:name="ce238" style:family="table-cell" style:parent-style-name="Default">
      <style:table-cell-properties fo:background-color="#c9447a" fo:border="none"/>
    </style:style>
    <style:style style:name="ce239" style:family="table-cell" style:parent-style-name="Default">
      <style:table-cell-properties fo:background-color="#ce4976" fo:border="none"/>
    </style:style>
    <style:style style:name="ce240" style:family="table-cell" style:parent-style-name="Default">
      <style:table-cell-properties fo:background-color="#d04c74" fo:border="none"/>
    </style:style>
    <style:style style:name="ce241" style:family="table-cell" style:parent-style-name="Default">
      <style:table-cell-properties fo:background-color="#d35070" fo:border="none"/>
    </style:style>
    <style:style style:name="ce242" style:family="table-cell" style:parent-style-name="Default">
      <style:table-cell-properties fo:background-color="#d5536f" fo:border="none"/>
    </style:style>
    <style:style style:name="ce243" style:family="table-cell" style:parent-style-name="Default">
      <style:table-cell-properties fo:background-color="#e36660" fo:border="none"/>
    </style:style>
    <style:style style:name="ce244" style:family="table-cell" style:parent-style-name="Default">
      <style:table-cell-properties fo:background-color="#ee7b51" fo:border="none"/>
    </style:style>
    <style:style style:name="ce245" style:family="table-cell" style:parent-style-name="Default">
      <style:table-cell-properties fo:background-color="#f1814d" fo:border="none"/>
    </style:style>
    <style:style style:name="ce246" style:family="table-cell" style:parent-style-name="Default">
      <style:table-cell-properties fo:background-color="#f48749" fo:border="none"/>
    </style:style>
    <style:style style:name="ce247" style:family="table-cell" style:parent-style-name="Default">
      <style:table-cell-properties fo:background-color="#f68c46" fo:border="none"/>
    </style:style>
    <style:style style:name="ce248" style:family="table-cell" style:parent-style-name="Default">
      <style:table-cell-properties fo:background-color="#f79143" fo:border="none"/>
    </style:style>
    <style:style style:name="ce249" style:family="table-cell" style:parent-style-name="Default">
      <style:table-cell-properties fo:background-color="#feb42e" fo:border="none"/>
    </style:style>
    <style:style style:name="ce250" style:family="table-cell" style:parent-style-name="Default">
      <style:table-cell-properties fo:background-color="#fec029" fo:border="none"/>
    </style:style>
    <style:style style:name="ce251" style:family="table-cell" style:parent-style-name="Default">
      <style:table-cell-properties fo:background-color="#fdcb25" fo:border="none"/>
    </style:style>
    <style:style style:name="ce252" style:family="table-cell" style:parent-style-name="Default">
      <style:table-cell-properties fo:background-color="#d14e72" fo:border="none"/>
    </style:style>
    <style:style style:name="ce253" style:family="table-cell" style:parent-style-name="Default">
      <style:table-cell-properties fo:background-color="#de5f65" fo:border="none"/>
    </style:style>
    <style:style style:name="ce254" style:family="table-cell" style:parent-style-name="Default">
      <style:table-cell-properties fo:background-color="#e4695e" fo:border="none"/>
    </style:style>
    <style:style style:name="ce255" style:family="table-cell" style:parent-style-name="Default">
      <style:table-cell-properties fo:background-color="#f58948" fo:border="none"/>
    </style:style>
    <style:style style:name="ce256" style:family="table-cell" style:parent-style-name="Default">
      <style:table-cell-properties fo:background-color="#f78f44" fo:border="none"/>
    </style:style>
    <style:style style:name="ce257" style:family="table-cell" style:parent-style-name="Default">
      <style:table-cell-properties fo:background-color="#f99540" fo:border="none"/>
    </style:style>
    <style:style style:name="ce258" style:family="table-cell" style:parent-style-name="Default">
      <style:table-cell-properties fo:background-color="#fba139" fo:border="none"/>
    </style:style>
    <style:style style:name="ce259" style:family="table-cell" style:parent-style-name="Default">
      <style:table-cell-properties fo:background-color="#db5b69" fo:border="none"/>
    </style:style>
    <style:style style:name="ce260" style:family="table-cell" style:parent-style-name="Default">
      <style:table-cell-properties fo:background-color="#e06263" fo:border="none"/>
    </style:style>
    <style:style style:name="ce261" style:family="table-cell" style:parent-style-name="Default">
      <style:table-cell-properties fo:background-color="#e16462" fo:border="none"/>
    </style:style>
    <style:style style:name="ce262" style:family="table-cell" style:parent-style-name="Default">
      <style:table-cell-properties fo:background-color="#eb7456" fo:border="none"/>
    </style:style>
    <style:style style:name="ce263" style:family="table-cell" style:parent-style-name="Default">
      <style:table-cell-properties fo:background-color="#feb72d" fo:border="none"/>
    </style:style>
    <style:style style:name="ce264" style:family="table-cell" style:parent-style-name="Default">
      <style:table-cell-properties fo:background-color="#fec527" fo:border="none"/>
    </style:style>
    <style:style style:name="ce265" style:family="table-cell" style:parent-style-name="Default">
      <style:table-cell-properties fo:background-color="#fdcf25" fo:border="none"/>
    </style:style>
    <style:style style:name="ce266" style:family="table-cell" style:parent-style-name="Default">
      <style:table-cell-properties fo:background-color="#feba2b" fo:border="none"/>
    </style:style>
    <style:style style:name="ce267" style:family="table-cell" style:parent-style-name="Default">
      <style:table-cell-properties fo:background-color="#fcd224" fo:border="none"/>
    </style:style>
    <style:style style:name="ce268" style:family="table-cell" style:parent-style-name="Default">
      <style:table-cell-properties fo:background-color="#fdc826" fo:border="none"/>
    </style:style>
    <style:style style:name="ce269" style:family="table-cell" style:parent-style-name="Default">
      <style:table-cell-properties fo:background-color="#d7556d" fo:border="none"/>
    </style:style>
    <style:style style:name="ce270" style:family="table-cell" style:parent-style-name="Default">
      <style:table-cell-properties fo:background-color="#e66c5c" fo:border="none"/>
    </style:style>
    <style:style style:name="ce271" style:family="table-cell" style:parent-style-name="Default">
      <style:table-cell-properties fo:background-color="#ec7655" fo:border="none"/>
    </style:style>
    <style:style style:name="ce272" style:family="table-cell" style:parent-style-name="Default">
      <style:table-cell-properties fo:background-color="#f07e50" fo:border="none"/>
    </style:style>
    <style:style style:name="ce273" style:family="table-cell" style:parent-style-name="Default">
      <style:table-cell-properties fo:background-color="#f2844b" fo:border="none"/>
    </style:style>
    <style:style style:name="ce274" style:family="table-cell" style:parent-style-name="Default">
      <style:table-cell-properties fo:background-color="#e86f5a" fo:border="none"/>
    </style:style>
    <style:style style:name="ce275" style:family="table-cell" style:parent-style-name="Default">
      <style:table-cell-properties fo:background-color="#f9983e" fo:border="none"/>
    </style:style>
    <style:style style:name="ce276" style:family="table-cell" style:parent-style-name="Default">
      <style:table-cell-properties fo:background-color="#fca437" fo:border="none"/>
    </style:style>
    <style:style style:name="ce277" style:family="table-cell" style:parent-style-name="Default">
      <style:table-cell-properties fo:background-color="#fa9b3c" fo:border="none"/>
    </style:style>
    <style:style style:name="ce278" style:family="table-cell" style:parent-style-name="Default">
      <style:table-cell-properties fo:background-color="#fca636" fo:border="none"/>
    </style:style>
    <style:style style:name="ce279" style:family="table-cell" style:parent-style-name="Default">
      <style:table-cell-properties fo:background-color="#fdae31" fo:border="none"/>
    </style:style>
    <style:style style:name="ce280" style:family="table-cell" style:parent-style-name="Default">
      <style:table-cell-properties fo:background-color="#feb130" fo:border="none"/>
    </style:style>
    <style:style style:name="ce281" style:family="table-cell" style:parent-style-name="Default">
      <style:table-cell-properties fo:background-color="#febd2a" fo:border="none"/>
    </style:style>
    <style:style style:name="ce282" style:family="table-cell" style:parent-style-name="Default">
      <style:table-cell-properties fo:background-color="#d8576b" fo:border="none"/>
    </style:style>
    <style:style style:name="ce283" style:family="table-cell" style:parent-style-name="Default">
      <style:table-cell-properties fo:background-color="#e97158" fo:border="none"/>
    </style:style>
    <style:style style:name="ce284" style:family="table-cell" style:parent-style-name="Default">
      <style:table-cell-properties fo:background-color="#ed7953" fo:border="none"/>
    </style:style>
    <style:style style:name="ce285" style:family="table-cell" style:parent-style-name="Default">
      <style:table-cell-properties fo:background-color="#fda934" fo:border="none"/>
    </style:style>
    <style:style style:name="ce286" style:family="table-cell" style:parent-style-name="Default">
      <style:table-cell-properties fo:background-color="#dc5d67" fo:border="none"/>
    </style:style>
    <style:style style:name="ce287" style:family="table-cell" style:parent-style-name="Default">
      <style:table-cell-properties fo:background-color="#fb9e3b" fo:border="none"/>
    </style:style>
    <style:style style:name="ce288" style:family="table-cell" style:parent-style-name="Default">
      <style:table-cell-properties fo:background-color="#fbd524" fo:border="none"/>
    </style:style>
  </office:automatic-styles>
  <office:body>
    <office:spreadsheet>
      <table:table table:name="==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177"/>
        <table:table-column table:style-name="co1" table:default-cell-style-name="ce159"/>
        <table:table-column table:style-name="co1" table:number-columns-repeated="17" table:default-cell-style-name="ce177"/>
        <table:table-row table:style-name="ro1">
          <table:table-cell office:value-type="string" calcext:value-type="string">
            <text:p>==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0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</table:table>
      <table:table table:name="!=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177"/>
        <table:table-column table:style-name="co1" table:default-cell-style-name="ce159"/>
        <table:table-column table:style-name="co1" table:number-columns-repeated="17" table:default-cell-style-name="ce177"/>
        <table:table-row table:style-name="ro1">
          <table:table-cell office:value-type="string" calcext:value-type="string">
            <text:p>!=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0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13" office:value-type="string" calcext:value-type="string">
            <text:p>bool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7" office:value-type="string" calcext:value-type="string">
            <text:p>bool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14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14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14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17" office:value-type="string" calcext:value-type="string">
            <text:p>bool</text:p>
          </table:table-cell>
        </table:table-row>
      </table:table>
      <table:table table:name="&lt;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77"/>
        <table:table-column table:style-name="co1" table:number-columns-repeated="4" table:default-cell-style-name="ce179"/>
        <table:table-column table:style-name="co1" table:number-columns-repeated="6" table:default-cell-style-name="ce177"/>
        <table:table-column table:style-name="co1" table:default-cell-style-name="ce179"/>
        <table:table-column table:style-name="co1" table:default-cell-style-name="ce177"/>
        <table:table-column table:style-name="co1" table:default-cell-style-name="ce159"/>
        <table:table-column table:style-name="co1" table:number-columns-repeated="8" table:default-cell-style-name="ce177"/>
        <table:table-column table:style-name="co1" table:number-columns-repeated="2" table:default-cell-style-name="ce179"/>
        <table:table-column table:style-name="co1" table:number-columns-repeated="2" table:default-cell-style-name="ce177"/>
        <table:table-column table:style-name="co1" table:number-columns-repeated="2" table:default-cell-style-name="ce179"/>
        <table:table-column table:style-name="co1" table:number-columns-repeated="3" table:default-cell-style-name="ce177"/>
        <table:table-row table:style-name="ro1">
          <table:table-cell office:value-type="string" calcext:value-type="string">
            <text:p>&lt;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ce180" office:value-type="string" calcext:value-type="string">
            <text:p>bool | 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&gt;" table:style-name="ta1">
        <table:table-column table:style-name="co1" table:default-cell-style-name="Default"/>
        <table:table-column table:style-name="co1" table:number-columns-repeated="2" table:default-cell-style-name="ce177"/>
        <table:table-column table:style-name="co1" table:number-columns-repeated="4" table:default-cell-style-name="ce179"/>
        <table:table-column table:style-name="co1" table:number-columns-repeated="6" table:default-cell-style-name="ce177"/>
        <table:table-column table:style-name="co1" table:default-cell-style-name="ce179"/>
        <table:table-column table:style-name="co1" table:default-cell-style-name="ce177"/>
        <table:table-column table:style-name="co1" table:default-cell-style-name="ce159"/>
        <table:table-column table:style-name="co1" table:number-columns-repeated="8" table:default-cell-style-name="ce177"/>
        <table:table-column table:style-name="co1" table:number-columns-repeated="2" table:default-cell-style-name="ce179"/>
        <table:table-column table:style-name="co1" table:number-columns-repeated="2" table:default-cell-style-name="ce177"/>
        <table:table-column table:style-name="co1" table:number-columns-repeated="2" table:default-cell-style-name="ce179"/>
        <table:table-column table:style-name="co1" table:number-columns-repeated="3" table:default-cell-style-name="ce177"/>
        <table:table-row table:style-name="ro1">
          <table:table-cell office:value-type="string" calcext:value-type="string">
            <text:p>&gt;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ce180" office:value-type="string" calcext:value-type="string">
            <text:p>bool | 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&lt;=" table:style-name="ta1">
        <table:table-column table:style-name="co1" table:default-cell-style-name="Default"/>
        <table:table-column table:style-name="co1" table:number-columns-repeated="2" table:default-cell-style-name="ce177"/>
        <table:table-column table:style-name="co1" table:number-columns-repeated="4" table:default-cell-style-name="ce179"/>
        <table:table-column table:style-name="co1" table:number-columns-repeated="6" table:default-cell-style-name="ce177"/>
        <table:table-column table:style-name="co1" table:default-cell-style-name="ce179"/>
        <table:table-column table:style-name="co1" table:default-cell-style-name="ce177"/>
        <table:table-column table:style-name="co1" table:default-cell-style-name="ce159"/>
        <table:table-column table:style-name="co1" table:number-columns-repeated="8" table:default-cell-style-name="ce177"/>
        <table:table-column table:style-name="co1" table:number-columns-repeated="2" table:default-cell-style-name="ce179"/>
        <table:table-column table:style-name="co1" table:number-columns-repeated="2" table:default-cell-style-name="ce177"/>
        <table:table-column table:style-name="co1" table:number-columns-repeated="2" table:default-cell-style-name="ce179"/>
        <table:table-column table:style-name="co1" table:number-columns-repeated="3" table:default-cell-style-name="ce177"/>
        <table:table-row table:style-name="ro1">
          <table:table-cell office:value-type="string" calcext:value-type="string">
            <text:p>&lt;=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ce180" office:value-type="string" calcext:value-type="string">
            <text:p>bool | 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&gt;=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77"/>
        <table:table-column table:style-name="co1" table:number-columns-repeated="4" table:default-cell-style-name="ce179"/>
        <table:table-column table:style-name="co1" table:number-columns-repeated="6" table:default-cell-style-name="ce177"/>
        <table:table-column table:style-name="co1" table:default-cell-style-name="ce179"/>
        <table:table-column table:style-name="co1" table:default-cell-style-name="ce177"/>
        <table:table-column table:style-name="co1" table:default-cell-style-name="ce159"/>
        <table:table-column table:style-name="co1" table:number-columns-repeated="8" table:default-cell-style-name="ce177"/>
        <table:table-column table:style-name="co1" table:number-columns-repeated="2" table:default-cell-style-name="ce179"/>
        <table:table-column table:style-name="co1" table:number-columns-repeated="2" table:default-cell-style-name="ce177"/>
        <table:table-column table:style-name="co1" table:number-columns-repeated="2" table:default-cell-style-name="ce179"/>
        <table:table-column table:style-name="co1" table:number-columns-repeated="3" table:default-cell-style-name="ce177"/>
        <table:table-row table:style-name="ro1">
          <table:table-cell office:value-type="string" calcext:value-type="string">
            <text:p>&gt;=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9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0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table:style-name="ce178" office:value-type="string" calcext:value-type="string">
            <text:p>ndarray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5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ce180" office:value-type="string" calcext:value-type="string">
            <text:p>bool | TypeError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bool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bool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bool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2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77" office:value-type="string" calcext:value-type="string">
            <text:p>bool</text:p>
          </table:table-cell>
          <table:table-cell table:number-columns-repeated="8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bool</text:p>
          </table:table-cell>
        </table:table-row>
      </table:table>
      <table:table table:name="+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45"/>
        <table:table-column table:style-name="co1" table:default-cell-style-name="ce146"/>
        <table:table-column table:style-name="co1" table:default-cell-style-name="ce147"/>
        <table:table-column table:style-name="co1" table:number-columns-repeated="2" table:default-cell-style-name="ce179"/>
        <table:table-column table:style-name="co1" table:default-cell-style-name="ce150"/>
        <table:table-column table:style-name="co1" table:default-cell-style-name="ce151"/>
        <table:table-column table:style-name="co1" table:default-cell-style-name="ce152"/>
        <table:table-column table:style-name="co1" table:default-cell-style-name="ce153"/>
        <table:table-column table:style-name="co1" table:default-cell-style-name="ce154"/>
        <table:table-column table:style-name="co1" table:default-cell-style-name="ce155"/>
        <table:table-column table:style-name="co1" table:default-cell-style-name="ce156"/>
        <table:table-column table:style-name="co1" table:default-cell-style-name="ce179"/>
        <table:table-column table:style-name="co1" table:default-cell-style-name="ce158"/>
        <table:table-column table:style-name="co1" table:default-cell-style-name="ce159"/>
        <table:table-column table:style-name="co1" table:number-columns-repeated="2" table:default-cell-style-name="ce163"/>
        <table:table-column table:style-name="co1" table:default-cell-style-name="ce162"/>
        <table:table-column table:style-name="co1" table:default-cell-style-name="ce163"/>
        <table:table-column table:style-name="co1" table:default-cell-style-name="ce164"/>
        <table:table-column table:style-name="co1" table:default-cell-style-name="ce165"/>
        <table:table-column table:style-name="co1" table:default-cell-style-name="ce166"/>
        <table:table-column table:style-name="co1" table:default-cell-style-name="ce167"/>
        <table:table-column table:style-name="co1" table:number-columns-repeated="2" table:default-cell-style-name="ce179"/>
        <table:table-column table:style-name="co1" table:default-cell-style-name="ce170"/>
        <table:table-column table:style-name="co1" table:default-cell-style-name="ce171"/>
        <table:table-column table:style-name="co1" table:number-columns-repeated="2" table:default-cell-style-name="ce179"/>
        <table:table-column table:style-name="co1" table:default-cell-style-name="ce174"/>
        <table:table-column table:style-name="co1" table:default-cell-style-name="ce175"/>
        <table:table-column table:style-name="co1" table:default-cell-style-name="ce176"/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6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46" office:value-type="string" calcext:value-type="string">
            <text:p>float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47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47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table:number-columns-repeated="2" table:style-name="ce185" office:value-type="string" calcext:value-type="string">
            <text:p>int64</text:p>
          </table:table-cell>
          <table:table-cell table:style-name="ce148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ce186" office:value-type="string" calcext:value-type="string">
            <text:p>mpq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table:style-name="ce153"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table:style-name="ce146" office:value-type="string" calcext:value-type="string">
            <text:p>float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table:style-name="ce152" office:value-type="string" calcext:value-type="string">
            <text:p>longdouble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3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47" office:value-type="string" calcext:value-type="string">
            <text:p>complex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6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56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4"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87" office:value-type="string" calcext:value-type="string">
            <text:p>Polynomial_zmod_flint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8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86" office:value-type="string" calcext:value-type="string">
            <text:p>mpq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58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89" office:value-type="string" calcext:value-type="string">
            <text:p>NumberFieldElement_quadratic_sqrt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ce160" office:value-type="string" calcext:value-type="string">
            <text:p>Polynomial_integer_dense_flint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3" table:style-name="ce160" office:value-type="string" calcext:value-type="string">
            <text:p>Polynomial_integer_dense_flint</text:p>
          </table:table-cell>
          <table:table-cell table:style-name="ce187" office:value-type="string" calcext:value-type="string">
            <text:p>Polynomial_zmod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90" office:value-type="string" calcext:value-type="string">
            <text:p>Polynomial_generic_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1" office:value-type="string" calcext:value-type="string">
            <text:p>Polynomial_rational_flint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3" table:style-name="ce161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table:style-name="ce161" office:value-type="string" calcext:value-type="string">
            <text:p>Polynomial_rational_fl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table:style-name="ce162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PolynomialRealDense</text:p>
          </table:table-cell>
          <table:table-cell table:style-name="ce179"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4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4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ce189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ce190" office:value-type="string" calcext:value-type="string">
            <text:p>Polynomial_generic_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5" office:value-type="string" calcext:value-type="string">
            <text:p>NumberFieldElement_gaussian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3"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6" office:value-type="string" calcext:value-type="string">
            <text:p>RealNumbe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ce167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7" office:value-type="string" calcext:value-type="string">
            <text:p>RealDoubleElement_gsl</text:p>
          </table:table-cell>
          <table:table-cell table:style-name="ce171" office:value-type="string" calcext:value-type="string">
            <text:p>ComplexDoubleElement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8" office:value-type="string" calcext:value-type="string">
            <text:p>Real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ce191" office:value-type="string" calcext:value-type="string">
            <text:p>Polynomial_complex_arb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74" office:value-type="string" calcext:value-type="string">
            <text:p>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4" office:value-type="string" calcext:value-type="string">
            <text:p>Pl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4" office:value-type="string" calcext:value-type="string">
            <text:p>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table:style-name="ce174" office:value-type="string" calcext:value-type="string">
            <text:p>PlusInfinity</text:p>
          </table:table-cell>
          <table:table-cell office:value-type="string" calcext:value-type="string">
            <text:p>TypeError</text:p>
          </table:table-cell>
          <table:table-cell table:style-name="ce174" office:value-type="string" calcext:value-type="string">
            <text:p>Pl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4" office:value-type="string" calcext:value-type="string">
            <text:p>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74" office:value-type="string" calcext:value-type="string">
            <text:p>Pl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PlusInfinity</text:p>
          </table:table-cell>
          <table:table-cell table:number-columns-repeated="2" table:style-name="ce179" office:value-type="string" calcext:value-type="string">
            <text:p>SignError</text:p>
          </table:table-cell>
        </table:table-row>
        <table:table-row table:style-name="ro1">
          <table:table-cell table:number-columns-repeated="3" table:style-name="ce175" office:value-type="string" calcext:value-type="string">
            <text:p>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5" office:value-type="string" calcext:value-type="string">
            <text:p>Min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5" office:value-type="string" calcext:value-type="string">
            <text:p>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table:style-name="ce175" office:value-type="string" calcext:value-type="string">
            <text:p>MinusInfinity</text:p>
          </table:table-cell>
          <table:table-cell office:value-type="string" calcext:value-type="string">
            <text:p>TypeError</text:p>
          </table:table-cell>
          <table:table-cell table:style-name="ce175" office:value-type="string" calcext:value-type="string">
            <text:p>Min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5" office:value-type="string" calcext:value-type="string">
            <text:p>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75" office:value-type="string" calcext:value-type="string">
            <text:p>Min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9" office:value-type="string" calcext:value-type="string">
            <text:p>SignError</text:p>
          </table:table-cell>
          <table:table-cell office:value-type="string" calcext:value-type="string">
            <text:p>MinusInfinity</text:p>
          </table:table-cell>
          <table:table-cell table:style-name="ce179" office:value-type="string" calcext:value-type="string">
            <text:p>SignError</text:p>
          </table:table-cell>
        </table:table-row>
        <table:table-row table:style-name="ro1">
          <table:table-cell table:number-columns-repeated="4" table:style-name="ce176" office:value-type="string" calcext:value-type="string">
            <text:p>UnsignedInfinity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3" table:style-name="ce176" office:value-type="string" calcext:value-type="string">
            <text:p>UnsignedInfinity</text:p>
          </table:table-cell>
          <table:table-cell table:number-columns-repeated="3" table:style-name="ce179" office:value-type="string" calcext:value-type="string">
            <text:p>SignError</text:p>
          </table:table-cell>
        </table:table-row>
      </table:table>
      <table:table table:name="-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45"/>
        <table:table-column table:style-name="co1" table:default-cell-style-name="ce146"/>
        <table:table-column table:style-name="co1" table:default-cell-style-name="ce147"/>
        <table:table-column table:style-name="co1" table:number-columns-repeated="2" table:default-cell-style-name="ce179"/>
        <table:table-column table:style-name="co1" table:default-cell-style-name="ce150"/>
        <table:table-column table:style-name="co1" table:default-cell-style-name="ce151"/>
        <table:table-column table:style-name="co1" table:default-cell-style-name="ce152"/>
        <table:table-column table:style-name="co1" table:default-cell-style-name="ce153"/>
        <table:table-column table:style-name="co1" table:default-cell-style-name="ce154"/>
        <table:table-column table:style-name="co1" table:default-cell-style-name="ce155"/>
        <table:table-column table:style-name="co1" table:default-cell-style-name="ce156"/>
        <table:table-column table:style-name="co1" table:default-cell-style-name="ce179"/>
        <table:table-column table:style-name="co1" table:default-cell-style-name="ce158"/>
        <table:table-column table:style-name="co1" table:default-cell-style-name="ce159"/>
        <table:table-column table:style-name="co1" table:number-columns-repeated="2" table:default-cell-style-name="ce163"/>
        <table:table-column table:style-name="co1" table:default-cell-style-name="ce162"/>
        <table:table-column table:style-name="co1" table:default-cell-style-name="ce163"/>
        <table:table-column table:style-name="co1" table:default-cell-style-name="ce164"/>
        <table:table-column table:style-name="co1" table:default-cell-style-name="ce165"/>
        <table:table-column table:style-name="co1" table:default-cell-style-name="ce166"/>
        <table:table-column table:style-name="co1" table:default-cell-style-name="ce167"/>
        <table:table-column table:style-name="co1" table:number-columns-repeated="2" table:default-cell-style-name="ce179"/>
        <table:table-column table:style-name="co1" table:default-cell-style-name="ce170"/>
        <table:table-column table:style-name="co1" table:default-cell-style-name="ce171"/>
        <table:table-column table:style-name="co1" table:number-columns-repeated="2" table:default-cell-style-name="ce179"/>
        <table:table-column table:style-name="co1" table:default-cell-style-name="ce175"/>
        <table:table-column table:style-name="co1" table:default-cell-style-name="ce174"/>
        <table:table-column table:style-name="co1" table:default-cell-style-name="ce176"/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6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46" office:value-type="string" calcext:value-type="string">
            <text:p>float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47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47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table:number-columns-repeated="2" table:style-name="ce185" office:value-type="string" calcext:value-type="string">
            <text:p>int64</text:p>
          </table:table-cell>
          <table:table-cell table:style-name="ce148" office:value-type="string" calcext:value-type="string">
            <text:p>mpz</text:p>
          </table:table-cell>
          <table:table-cell office:value-type="string" calcext:value-type="string">
            <text:p>TypeError</text:p>
          </table:table-cell>
          <table:table-cell table:style-name="ce186" office:value-type="string" calcext:value-type="string">
            <text:p>mpq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table:style-name="ce153"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table:style-name="ce146" office:value-type="string" calcext:value-type="string">
            <text:p>float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table:style-name="ce152" office:value-type="string" calcext:value-type="string">
            <text:p>longdouble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3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47" office:value-type="string" calcext:value-type="string">
            <text:p>complex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6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56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4"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87" office:value-type="string" calcext:value-type="string">
            <text:p>Polynomial_zmod_flint</text:p>
          </table:table-cell>
          <table:table-cell table:number-columns-repeated="7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58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86" office:value-type="string" calcext:value-type="string">
            <text:p>mpq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58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89" office:value-type="string" calcext:value-type="string">
            <text:p>NumberFieldElement_quadratic_sqrt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7" table:style-name="ce159" office:value-type="string" calcext:value-type="string">
            <text:p>Expression</text:p>
          </table:table-cell>
        </table:table-row>
        <table:table-row table:style-name="ro1">
          <table:table-cell table:number-columns-repeated="2" table:style-name="ce160" office:value-type="string" calcext:value-type="string">
            <text:p>Polynomial_integer_dense_flint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3" table:style-name="ce160" office:value-type="string" calcext:value-type="string">
            <text:p>Polynomial_integer_dense_flint</text:p>
          </table:table-cell>
          <table:table-cell table:style-name="ce187" office:value-type="string" calcext:value-type="string">
            <text:p>Polynomial_zmod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90" office:value-type="string" calcext:value-type="string">
            <text:p>Polynomial_generic_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1" office:value-type="string" calcext:value-type="string">
            <text:p>Polynomial_rational_flint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3" table:style-name="ce161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table:style-name="ce161" office:value-type="string" calcext:value-type="string">
            <text:p>Polynomial_rational_fl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table:style-name="ce162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PolynomialRealDense</text:p>
          </table:table-cell>
          <table:table-cell table:style-name="ce179"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4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4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ce189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ce190" office:value-type="string" calcext:value-type="string">
            <text:p>Polynomial_generic_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5" office:value-type="string" calcext:value-type="string">
            <text:p>NumberFieldElement_gaussian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3"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6" office:value-type="string" calcext:value-type="string">
            <text:p>RealNumbe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ce167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7" office:value-type="string" calcext:value-type="string">
            <text:p>RealDoubleElement_gsl</text:p>
          </table:table-cell>
          <table:table-cell table:style-name="ce171" office:value-type="string" calcext:value-type="string">
            <text:p>ComplexDoubleElement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8" office:value-type="string" calcext:value-type="string">
            <text:p>Real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</text:p>
          </table:table-cell>
          <table:table-cell office:value-type="string" calcext:value-type="string">
            <text:p>PlusInfinity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ce191" office:value-type="string" calcext:value-type="string">
            <text:p>Polynomial_complex_arb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UnsignedInfinity</text:p>
          </table:table-cell>
        </table:table-row>
        <table:table-row table:style-name="ro1">
          <table:table-cell table:number-columns-repeated="3" table:style-name="ce174" office:value-type="string" calcext:value-type="string">
            <text:p>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4" office:value-type="string" calcext:value-type="string">
            <text:p>Pl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4" office:value-type="string" calcext:value-type="string">
            <text:p>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table:style-name="ce174" office:value-type="string" calcext:value-type="string">
            <text:p>PlusInfinity</text:p>
          </table:table-cell>
          <table:table-cell office:value-type="string" calcext:value-type="string">
            <text:p>TypeError</text:p>
          </table:table-cell>
          <table:table-cell table:style-name="ce174" office:value-type="string" calcext:value-type="string">
            <text:p>Pl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4" office:value-type="string" calcext:value-type="string">
            <text:p>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74" office:value-type="string" calcext:value-type="string">
            <text:p>Pl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9" office:value-type="string" calcext:value-type="string">
            <text:p>SignError</text:p>
          </table:table-cell>
          <table:table-cell office:value-type="string" calcext:value-type="string">
            <text:p>PlusInfinity</text:p>
          </table:table-cell>
          <table:table-cell table:style-name="ce179" office:value-type="string" calcext:value-type="string">
            <text:p>SignError</text:p>
          </table:table-cell>
        </table:table-row>
        <table:table-row table:style-name="ro1">
          <table:table-cell table:number-columns-repeated="3" table:style-name="ce175" office:value-type="string" calcext:value-type="string">
            <text:p>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75" office:value-type="string" calcext:value-type="string">
            <text:p>Min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5" office:value-type="string" calcext:value-type="string">
            <text:p>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3" table:style-name="ce175" office:value-type="string" calcext:value-type="string">
            <text:p>MinusInfinity</text:p>
          </table:table-cell>
          <table:table-cell office:value-type="string" calcext:value-type="string">
            <text:p>TypeError</text:p>
          </table:table-cell>
          <table:table-cell table:style-name="ce175" office:value-type="string" calcext:value-type="string">
            <text:p>MinusInfinity</text:p>
          </table:table-cell>
          <table:table-cell office:value-type="string" calcext:value-type="string">
            <text:p>Expression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5" office:value-type="string" calcext:value-type="string">
            <text:p>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75" office:value-type="string" calcext:value-type="string">
            <text:p>Min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office:value-type="string" calcext:value-type="string">
            <text:p>MinusInfinity</text:p>
          </table:table-cell>
          <table:table-cell table:number-columns-repeated="2" table:style-name="ce179" office:value-type="string" calcext:value-type="string">
            <text:p>SignError</text:p>
          </table:table-cell>
        </table:table-row>
        <table:table-row table:style-name="ro1">
          <table:table-cell table:number-columns-repeated="4" table:style-name="ce176" office:value-type="string" calcext:value-type="string">
            <text:p>UnsignedInfinity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3" table:style-name="ce176" office:value-type="string" calcext:value-type="string">
            <text:p>UnsignedInfinity</text:p>
          </table:table-cell>
          <table:table-cell table:number-columns-repeated="3" table:style-name="ce179" office:value-type="string" calcext:value-type="string">
            <text:p>SignError</text:p>
          </table:table-cell>
        </table:table-row>
      </table:table>
      <table:table table:name="mu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45"/>
        <table:table-column table:style-name="co1" table:default-cell-style-name="ce146"/>
        <table:table-column table:style-name="co1" table:default-cell-style-name="ce147"/>
        <table:table-column table:style-name="co1" table:default-cell-style-name="ce148"/>
        <table:table-column table:style-name="co1" table:default-cell-style-name="ce179"/>
        <table:table-column table:style-name="co1" table:default-cell-style-name="ce150"/>
        <table:table-column table:style-name="co1" table:default-cell-style-name="ce151"/>
        <table:table-column table:style-name="co1" table:default-cell-style-name="ce152"/>
        <table:table-column table:style-name="co1" table:default-cell-style-name="ce153"/>
        <table:table-column table:style-name="co1" table:default-cell-style-name="ce154"/>
        <table:table-column table:style-name="co1" table:default-cell-style-name="ce155"/>
        <table:table-column table:style-name="co1" table:default-cell-style-name="ce156"/>
        <table:table-column table:style-name="co1" table:default-cell-style-name="ce179"/>
        <table:table-column table:style-name="co1" table:default-cell-style-name="ce158"/>
        <table:table-column table:style-name="co1" table:default-cell-style-name="ce159"/>
        <table:table-column table:style-name="co1" table:number-columns-repeated="2" table:default-cell-style-name="ce163"/>
        <table:table-column table:style-name="co1" table:default-cell-style-name="ce162"/>
        <table:table-column table:style-name="co1" table:default-cell-style-name="ce163"/>
        <table:table-column table:style-name="co1" table:default-cell-style-name="ce164"/>
        <table:table-column table:style-name="co1" table:default-cell-style-name="ce165"/>
        <table:table-column table:style-name="co1" table:default-cell-style-name="ce166"/>
        <table:table-column table:style-name="co1" table:default-cell-style-name="ce167"/>
        <table:table-column table:style-name="co1" table:number-columns-repeated="2" table:default-cell-style-name="ce179"/>
        <table:table-column table:style-name="co1" table:default-cell-style-name="ce170"/>
        <table:table-column table:style-name="co1" table:default-cell-style-name="ce171"/>
        <table:table-column table:style-name="co1" table:number-columns-repeated="2" table:default-cell-style-name="ce179"/>
        <table:table-column table:style-name="co1" table:default-cell-style-name="ce194"/>
        <table:table-column table:style-name="co1" table:default-cell-style-name="ce195"/>
        <table:table-column table:style-name="co1" table:default-cell-style-name="ce179"/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92" office:value-type="string" calcext:value-type="string">
            <text:p>MinusInfinity | PlusInfinity | SignError</text:p>
          </table:table-cell>
          <table:table-cell table:style-name="ce193" office:value-type="string" calcext:value-type="string">
            <text:p>ValueError | UnsignedInfinity</text:p>
          </table:table-cell>
        </table:table-row>
        <table:table-row table:style-name="ro1">
          <table:table-cell table:number-columns-repeated="2" table:style-name="ce146" office:value-type="string" calcext:value-type="string">
            <text:p>floa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46" office:value-type="string" calcext:value-type="string">
            <text:p>float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47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47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table:number-columns-repeated="2" table:style-name="ce185" office:value-type="string" calcext:value-type="string">
            <text:p>int64</text:p>
          </table:table-cell>
          <table:table-cell table:style-name="ce148" office:value-type="string" calcext:value-type="string">
            <text:p>mpz</text:p>
          </table:table-cell>
          <table:table-cell table:style-name="ce157" office:value-type="string" calcext:value-type="string">
            <text:p>IntegerMod_int</text:p>
          </table:table-cell>
          <table:table-cell table:style-name="ce186" office:value-type="string" calcext:value-type="string">
            <text:p>mpq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96" office:value-type="string" calcext:value-type="string">
            <text:p>SignError | MinusInfinity | PlusInfinity</text:p>
          </table:table-cell>
          <table:table-cell table:style-name="ce197" office:value-type="string" calcext:value-type="string">
            <text:p>SignError | 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Runtim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Runtim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table:style-name="ce153"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table:style-name="ce146" office:value-type="string" calcext:value-type="string">
            <text:p>float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table:style-name="ce152" office:value-type="string" calcext:value-type="string">
            <text:p>longdouble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3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4"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47" office:value-type="string" calcext:value-type="string">
            <text:p>complex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int32</text:p>
          </table:table-cell>
          <table:table-cell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table:style-name="ce178" office:value-type="string" calcext:value-type="string">
            <text:p>ndarray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56"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56" office:value-type="string" calcext:value-type="string">
            <text:p>Intege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56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96" office:value-type="string" calcext:value-type="string">
            <text:p>SignError | MinusInfinity | PlusInfinity</text:p>
          </table:table-cell>
          <table:table-cell table:style-name="ce197" office:value-type="string" calcext:value-type="string">
            <text:p>SignError | 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4"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87" office:value-type="string" calcext:value-type="string">
            <text:p>Polynomial_zmod_flint</text:p>
          </table:table-cell>
          <table:table-cell table:number-columns-repeated="6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58" office:value-type="string" calcext:value-type="string">
            <text:p>Ration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58" office:value-type="string" calcext:value-type="string">
            <text:p>Rational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58" office:value-type="string" calcext:value-type="string">
            <text:p>Rationa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89" office:value-type="string" calcext:value-type="string">
            <text:p>NumberFieldElement_quadratic_sqrt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96" office:value-type="string" calcext:value-type="string">
            <text:p>SignError | MinusInfinity | PlusInfinity</text:p>
          </table:table-cell>
          <table:table-cell table:style-name="ce197" office:value-type="string" calcext:value-type="string">
            <text:p>SignError | 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4" table:style-name="ce159"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RuntimeError</text:p>
          </table:table-cell>
          <table:table-cell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ce160" office:value-type="string" calcext:value-type="string">
            <text:p>Polynomial_integer_dense_flint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style-name="ce160" office:value-type="string" calcext:value-type="string">
            <text:p>Polynomial_integer_dense_flint</text:p>
          </table:table-cell>
          <table:table-cell office:value-type="string" calcext:value-type="string">
            <text:p>RuntimeError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3" table:style-name="ce160" office:value-type="string" calcext:value-type="string">
            <text:p>Polynomial_integer_dense_flint</text:p>
          </table:table-cell>
          <table:table-cell table:style-name="ce187" office:value-type="string" calcext:value-type="string">
            <text:p>Polynomial_zmod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style-name="ce190" office:value-type="string" calcext:value-type="string">
            <text:p>Polynomial_generic_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98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61" office:value-type="string" calcext:value-type="string">
            <text:p>Polynomial_rational_flint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RuntimeError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3" table:style-name="ce161" office:value-type="string" calcext:value-type="string">
            <text:p>Polynomial_rational_flint</text:p>
          </table:table-cell>
          <table:table-cell table:style-name="ce187" office:value-type="string" calcext:value-type="string">
            <text:p>Polynomial_zmod_flint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style-name="ce179" office:value-type="string" calcext:value-type="string">
            <text:p>TypeError</text:p>
          </table:table-cell>
          <table:table-cell table:style-name="ce161" office:value-type="string" calcext:value-type="string">
            <text:p>Polynomial_rational_fl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98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office:value-type="string" calcext:value-type="string">
            <text:p>RuntimeError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table:style-name="ce162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PolynomialRealDense</text:p>
          </table:table-cell>
          <table:table-cell table:style-name="ce179"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98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RuntimeError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6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98" office:value-type="string" calcext:value-type="string">
            <text:p>Expression | 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64" office:value-type="string" calcext:value-type="string">
            <text:p>OrderElement_quadrat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64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4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ce189" office:value-type="string" calcext:value-type="string">
            <text:p>NumberFieldElement_quadratic_sqrt</text:p>
          </table:table-cell>
          <table:table-cell office:value-type="string" calcext:value-type="string">
            <text:p>Expression</text:p>
          </table:table-cell>
          <table:table-cell table:style-name="ce190" office:value-type="string" calcext:value-type="string">
            <text:p>Polynomial_generic_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office:value-type="string" calcext:value-type="string">
            <text:p>OrderElement_quadratic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99" office:value-type="string" calcext:value-type="string">
            <text:p>SignError | PlusInfinity</text:p>
          </table:table-cell>
          <table:table-cell table:style-name="ce200" office:value-type="string" calcext:value-type="string">
            <text:p>SignError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65" office:value-type="string" calcext:value-type="string">
            <text:p>NumberFieldElement_gaussian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3"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style-name="ce166" office:value-type="string" calcext:value-type="string">
            <text:p>RealNumbe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6" office:value-type="string" calcext:value-type="string">
            <text:p>RealNumbe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style-name="ce167" office:value-type="string" calcext:value-type="string">
            <text:p>RealDoubleElement_gsl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ce167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ealDense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7" office:value-type="string" calcext:value-type="string">
            <text:p>RealDoubleElement_gsl</text:p>
          </table:table-cell>
          <table:table-cell table:style-name="ce171" office:value-type="string" calcext:value-type="string">
            <text:p>ComplexDoubleElement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68" office:value-type="string" calcext:value-type="string">
            <text:p>Real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8" office:value-type="string" calcext:value-type="string">
            <text:p>RealBall</text:p>
          </table:table-cell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MinusInfinity | PlusInfinity</text:p>
          </table:table-cell>
          <table:table-cell office:value-type="string" calcext:value-type="string">
            <text:p>PlusInfinity | MinusInfinity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ce170" office:value-type="string" calcext:value-type="string">
            <text:p>ComplexNumber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ce171" office:value-type="string" calcext:value-type="string">
            <text:p>ComplexDoubleElement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4" table:style-name="ce191" office:value-type="string" calcext:value-type="string">
            <text:p>Polynomial_complex_arb</text:p>
          </table:table-cell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PolynomialRing_field_with_category.element_class</text:p>
          </table:table-cell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style-name="ce192" office:value-type="string" calcext:value-type="string">
            <text:p>MinusInfinity | PlusInfinity | SignError</text:p>
          </table:table-cell>
          <table:table-cell table:style-name="ce194" office:value-type="string" calcext:value-type="string">
            <text:p>MinusInfinity | PlusInfinity</text:p>
          </table:table-cell>
          <table:table-cell table:style-name="ce159" office:value-type="string" calcext:value-type="string">
            <text:p>Expression</text:p>
          </table:table-cell>
          <table:table-cell table:style-name="ce196" office:value-type="string" calcext:value-type="string">
            <text:p>SignError | MinusInfinity | PlusInfinity</text:p>
          </table:table-cell>
          <table:table-cell table:style-name="ce194" office:value-type="string" calcext:value-type="string">
            <text:p>MinusInfinity | Pl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94" office:value-type="string" calcext:value-type="string">
            <text:p>MinusInfinity | PlusInfinity</text:p>
          </table:table-cell>
          <table:table-cell table:style-name="ce159" office:value-type="string" calcext:value-type="string">
            <text:p>Expression</text:p>
          </table:table-cell>
          <table:table-cell table:style-name="ce194" office:value-type="string" calcext:value-type="string">
            <text:p>MinusInfinity | PlusInfinity</text:p>
          </table:table-cell>
          <table:table-cell table:style-name="ce174" office:value-type="string" calcext:value-type="string">
            <text:p>PlusInfinity</text:p>
          </table:table-cell>
          <table:table-cell table:style-name="ce196" office:value-type="string" calcext:value-type="string">
            <text:p>SignError | MinusInfinity | PlusInfinity</text:p>
          </table:table-cell>
          <table:table-cell office:value-type="string" calcext:value-type="string">
            <text:p>TypeError</text:p>
          </table:table-cell>
          <table:table-cell table:style-name="ce196" office:value-type="string" calcext:value-type="string">
            <text:p>SignError | MinusInfinity | PlusInfinity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4" table:style-name="ce198" office:value-type="string" calcext:value-type="string">
            <text:p>Expression | RuntimeError</text:p>
          </table:table-cell>
          <table:table-cell table:style-name="ce199" office:value-type="string" calcext:value-type="string">
            <text:p>SignError | 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94" office:value-type="string" calcext:value-type="string">
            <text:p>MinusInfinity | Pl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style-name="ce192" office:value-type="string" calcext:value-type="string">
            <text:p>MinusInfinity | PlusInfinity | SignError</text:p>
          </table:table-cell>
          <table:table-cell table:style-name="ce195" office:value-type="string" calcext:value-type="string">
            <text:p>PlusInfinity | MinusInfinity</text:p>
          </table:table-cell>
          <table:table-cell table:style-name="ce159" office:value-type="string" calcext:value-type="string">
            <text:p>Expression</text:p>
          </table:table-cell>
          <table:table-cell table:style-name="ce197" office:value-type="string" calcext:value-type="string">
            <text:p>SignError | PlusInfinity | MinusInfinity</text:p>
          </table:table-cell>
          <table:table-cell table:style-name="ce195" office:value-type="string" calcext:value-type="string">
            <text:p>PlusInfinity | Min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95" office:value-type="string" calcext:value-type="string">
            <text:p>PlusInfinity | MinusInfinity</text:p>
          </table:table-cell>
          <table:table-cell table:style-name="ce159" office:value-type="string" calcext:value-type="string">
            <text:p>Expression</text:p>
          </table:table-cell>
          <table:table-cell table:style-name="ce195" office:value-type="string" calcext:value-type="string">
            <text:p>PlusInfinity | Min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97" office:value-type="string" calcext:value-type="string">
            <text:p>SignError | PlusInfinity | MinusInfinity</text:p>
          </table:table-cell>
          <table:table-cell office:value-type="string" calcext:value-type="string">
            <text:p>TypeError</text:p>
          </table:table-cell>
          <table:table-cell table:style-name="ce197" office:value-type="string" calcext:value-type="string">
            <text:p>SignError | PlusInfinity | MinusInfinity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4" table:style-name="ce198" office:value-type="string" calcext:value-type="string">
            <text:p>Expression | RuntimeError</text:p>
          </table:table-cell>
          <table:table-cell table:style-name="ce200" office:value-type="string" calcext:value-type="string">
            <text:p>SignError | 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95" office:value-type="string" calcext:value-type="string">
            <text:p>PlusInfinity | Min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style-name="ce175" office:value-type="string" calcext:value-type="string">
            <text:p>MinusInfinity</text:p>
          </table:table-cell>
          <table:table-cell table:style-name="ce174" office:value-type="string" calcext:value-type="string">
            <text:p>Pl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style-name="ce193" office:value-type="string" calcext:value-type="string">
            <text:p>ValueError | UnsignedInfinity</text:p>
          </table:table-cell>
          <table:table-cell table:number-columns-repeated="3" table:style-name="ce179"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number-columns-repeated="10" table:style-name="ce179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ce179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table:style-name="ce176" office:value-type="string" calcext:value-type="string">
            <text:p>UnsignedInfinity</text:p>
          </table:table-cell>
        </table:table-row>
      </table:table>
      <table:table table:name="truediv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1"/>
        <table:table-column table:style-name="co1" table:default-cell-style-name="ce179"/>
        <table:table-column table:style-name="co1" table:default-cell-style-name="ce147"/>
        <table:table-column table:style-name="co1" table:number-columns-repeated="2" table:default-cell-style-name="ce179"/>
        <table:table-column table:style-name="co1" table:default-cell-style-name="ce150"/>
        <table:table-column table:style-name="co1" table:default-cell-style-name="ce151"/>
        <table:table-column table:style-name="co1" table:default-cell-style-name="ce152"/>
        <table:table-column table:style-name="co1" table:default-cell-style-name="ce153"/>
        <table:table-column table:style-name="co1" table:number-columns-repeated="2" table:default-cell-style-name="ce182"/>
        <table:table-column table:style-name="co1" table:default-cell-style-name="ce204"/>
        <table:table-column table:style-name="co1" table:default-cell-style-name="ce179"/>
        <table:table-column table:style-name="co1" table:default-cell-style-name="ce204"/>
        <table:table-column table:style-name="co1" table:default-cell-style-name="ce159"/>
        <table:table-column table:style-name="co1" table:default-cell-style-name="ce179"/>
        <table:table-column table:style-name="co1" table:default-cell-style-name="ce216"/>
        <table:table-column table:style-name="co1" table:default-cell-style-name="ce179"/>
        <table:table-column table:style-name="co1" table:default-cell-style-name="ce216"/>
        <table:table-column table:style-name="co1" table:default-cell-style-name="ce179"/>
        <table:table-column table:style-name="co1" table:default-cell-style-name="ce165"/>
        <table:table-column table:style-name="co1" table:default-cell-style-name="ce166"/>
        <table:table-column table:style-name="co1" table:default-cell-style-name="ce167"/>
        <table:table-column table:style-name="co1" table:number-columns-repeated="2" table:default-cell-style-name="ce179"/>
        <table:table-column table:style-name="co1" table:default-cell-style-name="ce170"/>
        <table:table-column table:style-name="co1" table:default-cell-style-name="ce171"/>
        <table:table-column table:style-name="co1" table:number-columns-repeated="2" table:default-cell-style-name="ce179"/>
        <table:table-column table:style-name="co1" table:number-columns-repeated="3" table:default-cell-style-name="ce156"/>
        <table:table-row table:style-name="ro1">
          <table:table-cell office:value-type="string" calcext:value-type="string">
            <text:p>/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office:value-type="string" calcext:value-type="string">
            <text:p>ZeroDivisionError | floa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203" office:value-type="string" calcext:value-type="string">
            <text:p>mpfr | ZeroDivisionErro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office:value-type="string" calcext:value-type="string">
            <text:p>Rational | ZeroDivisionErro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Expression</text:p>
          </table:table-cell>
          <table:table-cell table:style-name="ce214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ZeroDivisionError | floa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ce201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ce201" office:value-type="string" calcext:value-type="string">
            <text:p>ZeroDivisionError | float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01" office:value-type="string" calcext:value-type="string">
            <text:p>ZeroDivisionError | float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style-name="ce202" office:value-type="string" calcext:value-type="string">
            <text:p>ZeroDivisionError | complex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202" office:value-type="string" calcext:value-type="string">
            <text:p>ZeroDivisionError | complex</text:p>
          </table:table-cell>
          <table:table-cell office:value-type="string" calcext:value-type="string">
            <text:p>TypeError</text:p>
          </table:table-cell>
          <table:table-cell table:style-name="ce202" office:value-type="string" calcext:value-type="string">
            <text:p>ZeroDivisionError | 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02" office:value-type="string" calcext:value-type="string">
            <text:p>ZeroDivisionError | complex</text:p>
          </table:table-cell>
          <table:table-cell table:number-columns-repeated="3" table:style-name="ce147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style-name="ce203" office:value-type="string" calcext:value-type="string">
            <text:p>mpfr | ZeroDivisionError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203" office:value-type="string" calcext:value-type="string">
            <text:p>mpfr | ZeroDivisionErro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ce203" office:value-type="string" calcext:value-type="string">
            <text:p>mpfr | ZeroDivisionError</text:p>
          </table:table-cell>
          <table:table-cell office:value-type="string" calcext:value-type="string">
            <text:p>TypeError</text:p>
          </table:table-cell>
          <table:table-cell table:style-name="ce212" office:value-type="string" calcext:value-type="string">
            <text:p>ZeroDivisionError | mpq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Integer</text:p>
          </table:table-cell>
          <table:table-cell table:style-name="ce179" office:value-type="string" calcext:value-type="string">
            <text:p>Valu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Integer</text:p>
          </table:table-cell>
          <table:table-cell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table:style-name="ce153"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table:style-name="ce178" office:value-type="string" calcext:value-type="string">
            <text:p>ndarray</text:p>
          </table:table-cell>
          <table:table-cell table:style-name="ce201" office:value-type="string" calcext:value-type="string">
            <text:p>ZeroDivisionError | float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style-name="ce152" office:value-type="string" calcext:value-type="string">
            <text:p>longdouble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3" office:value-type="string" calcext:value-type="string">
            <text:p>c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style-name="ce202" office:value-type="string" calcext:value-type="string">
            <text:p>ZeroDivisionError | complex</text:p>
          </table:table-cell>
          <table:table-cell table:style-name="ce147" office:value-type="string" calcext:value-type="string">
            <text:p>complex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float64</text:p>
          </table:table-cell>
          <table:table-cell table:style-name="ce182" office:value-type="string" calcext:value-type="string">
            <text:p>float64</text:p>
          </table:table-cell>
          <table:table-cell table:style-name="ce157" office:value-type="string" calcext:value-type="string">
            <text:p>IntegerMod_int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ce214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table:style-name="ce178" office:value-type="string" calcext:value-type="string">
            <text:p>ndarray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office:value-type="string" calcext:value-type="string">
            <text:p>float64</text:p>
          </table:table-cell>
          <table:table-cell table:style-name="ce182" office:value-type="string" calcext:value-type="string">
            <text:p>float64</text:p>
          </table:table-cell>
          <table:table-cell table:style-name="ce157" office:value-type="string" calcext:value-type="string">
            <text:p>IntegerMod_int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style-name="ce214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table:style-name="ce178" office:value-type="string" calcext:value-type="string">
            <text:p>ndarray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203" office:value-type="string" calcext:value-type="string">
            <text:p>mpfr | ZeroDivisionErro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58" office:value-type="string" calcext:value-type="string">
            <text:p>Rational</text:p>
          </table:table-cell>
          <table:table-cell office:value-type="string" calcext:value-type="string">
            <text:p>Rational | ZeroDivisionError</text:p>
          </table:table-cell>
          <table:table-cell table:style-name="ce157" office:value-type="string" calcext:value-type="string">
            <text:p>IntegerMod_int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Expression</text:p>
          </table:table-cell>
          <table:table-cell table:style-name="ce214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style-name="ce205" office:value-type="string" calcext:value-type="string">
            <text:p>ZeroDivisionError | IntegerMod_int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table:style-name="ce157" office:value-type="string" calcext:value-type="string">
            <text:p>IntegerMod_int</text:p>
          </table:table-cell>
          <table:table-cell table:style-name="ce205" office:value-type="string" calcext:value-type="string">
            <text:p>ZeroDivisionError | IntegerMod_int</text:p>
          </table:table-cell>
          <table:table-cell table:style-name="ce157" office:value-type="string" calcext:value-type="string">
            <text:p>IntegerMod_i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215" office:value-type="string" calcext:value-type="string">
            <text:p>ZeroDivisionError | FpTElement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ce212" office:value-type="string" calcext:value-type="string">
            <text:p>ZeroDivisionError | mpq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58" office:value-type="string" calcext:value-type="string">
            <text:p>Rational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Rational | ZeroDivisionError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NumberFieldElement_gaussian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style-name="ce206" office:value-type="string" calcext:value-type="string">
            <text:p>Expression | ZeroDivision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5" table:style-name="ce159" office:value-type="string" calcext:value-type="string">
            <text:p>Expression</text:p>
          </table:table-cell>
          <table:table-cell table:style-name="ce206" office:value-type="string" calcext:value-type="string">
            <text:p>Expression | ZeroDivisionError</text:p>
          </table:table-cell>
          <table:table-cell office:value-type="string" calcext:value-type="string">
            <text:p>TypeError</text:p>
          </table:table-cell>
          <table:table-cell table:style-name="ce206" office:value-type="string" calcext:value-type="string">
            <text:p>Expression | ZeroDivisionError</text:p>
          </table:table-cell>
          <table:table-cell office:value-type="string" calcext:value-type="string">
            <text:p>Expression</text:p>
          </table:table-cell>
          <table:table-cell table:number-columns-repeated="5" table:style-name="ce206" office:value-type="string" calcext:value-type="string">
            <text:p>Expression | ZeroDivisionError</text:p>
          </table:table-cell>
          <table:table-cell table:number-columns-repeated="12" table:style-name="ce159" office:value-type="string" calcext:value-type="string">
            <text:p>Expression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style-name="ce187" office:value-type="string" calcext:value-type="string">
            <text:p>Polynomial_zmod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Expression</text:p>
          </table:table-cell>
          <table:table-cell table:style-name="ce214" office:value-type="string" calcext:value-type="string">
            <text:p>FractionFieldElement | ZeroDivision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style-name="ce187" office:value-type="string" calcext:value-type="string">
            <text:p>Polynomial_zmod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ce162" office:value-type="string" calcext:value-type="string">
            <text:p>PolynomialRealDense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3" table:style-name="ce162" office:value-type="string" calcext:value-type="string">
            <text:p>PolynomialRealDense</text:p>
          </table:table-cell>
          <table:table-cell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table:style-name="ce179" office:value-type="string" calcext:value-type="string">
            <text:p>TypeError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178" office:value-type="string" calcext:value-type="string">
            <text:p>ndarray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ZeroDivisionError | FractionFieldElement_1poly_field</text:p>
          </table:table-cell>
          <table:table-cell table:number-columns-repeated="4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9" office:value-type="string" calcext:value-type="string">
            <text:p>NumberFieldElement_quadratic_sqrt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TypeError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Expression</text:p>
          </table:table-cell>
          <table:table-cell table:style-name="ce214" office:value-type="string" calcext:value-type="string">
            <text:p>FractionFieldElement | ZeroDivisionError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RealNumber</text:p>
          </table:table-cell>
          <table:table-cell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style-name="ce209" office:value-type="string" calcext:value-type="string">
            <text:p>ZeroDivisionError | NumberFieldElement_gaussian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2" table:style-name="ce165" office:value-type="string" calcext:value-type="string">
            <text:p>NumberFieldElement_gaussian</text:p>
          </table:table-cell>
          <table:table-cell table:style-name="ce209" office:value-type="string" calcext:value-type="string">
            <text:p>ZeroDivisionError | NumberFieldElement_gaussian</text:p>
          </table:table-cell>
          <table:table-cell office:value-type="string" calcext:value-type="string">
            <text:p>TypeError</text:p>
          </table:table-cell>
          <table:table-cell table:style-name="ce209" office:value-type="string" calcext:value-type="string">
            <text:p>ZeroDivisionError | NumberFieldElement_gaussian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NumberFieldElement_gaussian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office:value-type="string" calcext:value-type="string">
            <text:p>float32</text:p>
          </table:table-cell>
          <table:table-cell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166" office:value-type="string" calcext:value-type="string">
            <text:p>RealNumbe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RealNumbe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mpc</text:p>
          </table:table-cell>
          <table:table-cell table:number-columns-repeated="2" table:style-name="ce167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167" office:value-type="string" calcext:value-type="string">
            <text:p>RealDoubleElement_gsl</text:p>
          </table:table-cell>
          <table:table-cell table:style-name="ce171" office:value-type="string" calcext:value-type="string">
            <text:p>ComplexDoubleElement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69" office:value-type="string" calcext:value-type="string">
            <text:p>Real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office:value-type="string" calcext:value-type="string">
            <text:p>complex64</text:p>
          </table:table-cell>
          <table:table-cell table:number-columns-repeated="3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mpc</text:p>
          </table:table-cell>
          <table:table-cell table:number-columns-repeated="6"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2" office:value-type="string" calcext:value-type="string">
            <text:p>ComplexBall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4" table:style-name="ce179" office:value-type="string" calcext:value-type="string">
            <text:p>TypeError</text:p>
          </table:table-cell>
          <table:table-cell table:number-columns-repeated="3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style-name="ce216" office:value-type="string" calcext:value-type="string">
            <text:p>ZeroDivisionError | FractionFieldElement_1poly_field</text:p>
          </table:table-cell>
          <table:table-cell office:value-type="string" calcext:value-type="string">
            <text:p>ZeroDivisionError | FractionFieldElement_1poly_field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style-name="ce210" office:value-type="string" calcext:value-type="string">
            <text:p>MinusInfinity | ZeroDivisionError | PlusInfinity</text:p>
          </table:table-cell>
          <table:table-cell table:style-name="ce194" office:value-type="string" calcext:value-type="string">
            <text:p>MinusInfinity | PlusInfinity</text:p>
          </table:table-cell>
          <table:table-cell table:style-name="ce159" office:value-type="string" calcext:value-type="string">
            <text:p>Expression</text:p>
          </table:table-cell>
          <table:table-cell table:style-name="ce210" office:value-type="string" calcext:value-type="string">
            <text:p>MinusInfinity | ZeroDivisionError | PlusInfinity</text:p>
          </table:table-cell>
          <table:table-cell table:style-name="ce194" office:value-type="string" calcext:value-type="string">
            <text:p>MinusInfinity | Pl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94" office:value-type="string" calcext:value-type="string">
            <text:p>MinusInfinity | PlusInfinity</text:p>
          </table:table-cell>
          <table:table-cell table:style-name="ce159" office:value-type="string" calcext:value-type="string">
            <text:p>Expression</text:p>
          </table:table-cell>
          <table:table-cell table:style-name="ce194" office:value-type="string" calcext:value-type="string">
            <text:p>MinusInfinity | PlusInfinity</text:p>
          </table:table-cell>
          <table:table-cell table:style-name="ce174" office:value-type="string" calcext:value-type="string">
            <text:p>PlusInfinity</text:p>
          </table:table-cell>
          <table:table-cell table:style-name="ce213" office:value-type="string" calcext:value-type="string">
            <text:p>ZeroDivisionError | MinusInfinity | PlusInfinity</text:p>
          </table:table-cell>
          <table:table-cell office:value-type="string" calcext:value-type="string">
            <text:p>TypeError</text:p>
          </table:table-cell>
          <table:table-cell table:style-name="ce213" office:value-type="string" calcext:value-type="string">
            <text:p>ZeroDivisionError | MinusInfinity | PlusInfinity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4" table:style-name="ce217" office:value-type="string" calcext:value-type="string">
            <text:p>Expression | ZeroDivisionError | RuntimeError</text:p>
          </table:table-cell>
          <table:table-cell table:style-name="ce219" office:value-type="string" calcext:value-type="string">
            <text:p>ZeroDivisionError | Pl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94" office:value-type="string" calcext:value-type="string">
            <text:p>MinusInfinity | Pl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SignError</text:p>
          </table:table-cell>
          <table:table-cell table:style-name="ce179" office:value-type="string" calcext:value-type="string">
            <text:p>Valu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style-name="ce211" office:value-type="string" calcext:value-type="string">
            <text:p>ZeroDivisionError | PlusInfinity | MinusInfinity</text:p>
          </table:table-cell>
          <table:table-cell table:style-name="ce195" office:value-type="string" calcext:value-type="string">
            <text:p>PlusInfinity | MinusInfinity</text:p>
          </table:table-cell>
          <table:table-cell table:style-name="ce159" office:value-type="string" calcext:value-type="string">
            <text:p>Expression</text:p>
          </table:table-cell>
          <table:table-cell table:style-name="ce211" office:value-type="string" calcext:value-type="string">
            <text:p>ZeroDivisionError | PlusInfinity | MinusInfinity</text:p>
          </table:table-cell>
          <table:table-cell table:style-name="ce195" office:value-type="string" calcext:value-type="string">
            <text:p>PlusInfinity | MinusInfinity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195" office:value-type="string" calcext:value-type="string">
            <text:p>PlusInfinity | MinusInfinity</text:p>
          </table:table-cell>
          <table:table-cell table:style-name="ce159" office:value-type="string" calcext:value-type="string">
            <text:p>Expression</text:p>
          </table:table-cell>
          <table:table-cell table:style-name="ce195" office:value-type="string" calcext:value-type="string">
            <text:p>PlusInfinity | Min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211" office:value-type="string" calcext:value-type="string">
            <text:p>ZeroDivisionError | PlusInfinity | MinusInfinity</text:p>
          </table:table-cell>
          <table:table-cell office:value-type="string" calcext:value-type="string">
            <text:p>TypeError</text:p>
          </table:table-cell>
          <table:table-cell table:style-name="ce211" office:value-type="string" calcext:value-type="string">
            <text:p>ZeroDivisionError | PlusInfinity | MinusInfinity</text:p>
          </table:table-cell>
          <table:table-cell table:style-name="ce179" office:value-type="string" calcext:value-type="string">
            <text:p>RuntimeError</text:p>
          </table:table-cell>
          <table:table-cell table:number-columns-repeated="4" table:style-name="ce217" office:value-type="string" calcext:value-type="string">
            <text:p>Expression | ZeroDivisionError | RuntimeError</text:p>
          </table:table-cell>
          <table:table-cell table:style-name="ce220" office:value-type="string" calcext:value-type="string">
            <text:p>ZeroDivisionError | MinusInfinity</text:p>
          </table:table-cell>
          <table:table-cell table:style-name="ce159" office:value-type="string" calcext:value-type="string">
            <text:p>Expression</text:p>
          </table:table-cell>
          <table:table-cell table:number-columns-repeated="4" table:style-name="ce195" office:value-type="string" calcext:value-type="string">
            <text:p>PlusInfinity | MinusInfinity</text:p>
          </table:table-cell>
          <table:table-cell table:number-columns-repeated="4" table:style-name="ce159" office:value-type="string" calcext:value-type="string">
            <text:p>Expression</text:p>
          </table:table-cell>
          <table:table-cell table:number-columns-repeated="2" table:style-name="ce179" office:value-type="string" calcext:value-type="string">
            <text:p>SignError</text:p>
          </table:table-cell>
          <table:table-cell table:style-name="ce179" office:value-type="string" calcext:value-type="string">
            <text:p>Valu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number-columns-repeated="2"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style-name="ce179" office:value-type="string" calcext:value-type="string">
            <text:p>ValueError</text:p>
          </table:table-cell>
          <table:table-cell office:value-type="string" calcext:value-type="string">
            <text:p>ValueError</text:p>
          </table:table-cell>
          <table:table-cell table:number-columns-repeated="3" table:style-name="ce179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ce179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table:style-name="ce179" office:value-type="string" calcext:value-type="string">
            <text:p>ValueError</text:p>
          </table:table-cell>
        </table:table-row>
      </table:table>
      <table:table table:name="floordiv" table:style-name="ta1">
        <table:table-column table:style-name="co1" table:default-cell-style-name="Default"/>
        <table:table-column table:style-name="co1" table:number-columns-repeated="17" table:default-cell-style-name="ce179"/>
        <table:table-column table:style-name="co1" table:default-cell-style-name="ce225"/>
        <table:table-column table:style-name="co1" table:number-columns-repeated="14" table:default-cell-style-name="ce179"/>
        <table:table-row table:style-name="ro1">
          <table:table-cell office:value-type="string" calcext:value-type="string">
            <text:p>//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table:style-name="ce159"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style-name="ce221" office:value-type="string" calcext:value-type="string">
            <text:p>ZeroDivisionError | in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table:style-name="ce223" office:value-type="string" calcext:value-type="string">
            <text:p>Integer | ZeroDivisionError</text:p>
          </table:table-cell>
          <table:table-cell table:style-name="ce157" office:value-type="string" calcext:value-type="string">
            <text:p>IntegerMod_int</text:p>
          </table:table-cell>
          <table:table-cell table:style-name="ce204" office:value-type="string" calcext:value-type="string">
            <text:p>Rational | ZeroDivision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office:value-type="string" calcext:value-type="string">
            <text:p>AttributeError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style-name="ce201" office:value-type="string" calcext:value-type="string">
            <text:p>ZeroDivisionError | floa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201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ce201" office:value-type="string" calcext:value-type="string">
            <text:p>ZeroDivisionError | floa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office:value-type="string" calcext:value-type="string">
            <text:p>AttributeError</text:p>
          </table:table-cell>
          <table:table-cell table:style-name="ce201" office:value-type="string" calcext:value-type="string">
            <text:p>ZeroDivisionError | float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17" office:value-type="string" calcext:value-type="string">
            <text:p>TypeError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AttributeError</text:p>
          </table:table-cell>
          <table:table-cell table:number-columns-repeated="6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5" office:value-type="string" calcext:value-type="string">
            <text:p>int64</text:p>
          </table:table-cell>
          <table:table-cell table:style-name="ce222" office:value-type="string" calcext:value-type="string">
            <text:p>ZeroDivisionError | mpz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number-columns-repeated="3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number-columns-repeated="3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17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ce233" office:value-type="string" calcext:value-type="string">
            <text:p>TypeError | ndarray</text:p>
          </table:table-cell>
          <table:table-cell table:style-name="ce201" office:value-type="string" calcext:value-type="string">
            <text:p>ZeroDivisionError | float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ce233" office:value-type="string" calcext:value-type="string">
            <text:p>TypeError | ndarray</text:p>
          </table:table-cell>
          <table:table-cell table:style-name="ce152" office:value-type="string" calcext:value-type="string">
            <text:p>longdouble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17" office:value-type="string" calcext:value-type="string">
            <text:p>TypeError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AttributeError</text:p>
          </table:table-cell>
          <table:table-cell table:number-columns-repeated="7"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ce233" office:value-type="string" calcext:value-type="string">
            <text:p>TypeError | ndarray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65"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table:style-name="ce157" office:value-type="string" calcext:value-type="string">
            <text:p>IntegerMod_int</text:p>
          </table:table-cell>
          <table:table-cell table:style-name="ce188" office:value-type="string" calcext:value-type="string">
            <text:p>int64 | float64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table:style-name="ce233" office:value-type="string" calcext:value-type="string">
            <text:p>TypeError | ndarray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65" office:value-type="string" calcext:value-type="string">
            <text:p>NumberFieldElement_gaussia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5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style-name="ce223" office:value-type="string" calcext:value-type="string">
            <text:p>Integer | ZeroDivision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56" office:value-type="string" calcext:value-type="string">
            <text:p>Integer</text:p>
          </table:table-cell>
          <table:table-cell table:style-name="ce223" office:value-type="string" calcext:value-type="string">
            <text:p>Integer | ZeroDivisionError</text:p>
          </table:table-cell>
          <table:table-cell table:style-name="ce157" office:value-type="string" calcext:value-type="string">
            <text:p>IntegerMod_int</text:p>
          </table:table-cell>
          <table:table-cell table:style-name="ce204"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style-name="ce205" office:value-type="string" calcext:value-type="string">
            <text:p>ZeroDivisionError | IntegerMod_int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2" table:style-name="ce157" office:value-type="string" calcext:value-type="string">
            <text:p>IntegerMod_int</text:p>
          </table:table-cell>
          <table:table-cell table:style-name="ce205" office:value-type="string" calcext:value-type="string">
            <text:p>ZeroDivisionError | IntegerMod_int</text:p>
          </table:table-cell>
          <table:table-cell table:style-name="ce157" office:value-type="string" calcext:value-type="string">
            <text:p>IntegerMod_int</text:p>
          </table:table-cell>
          <table:table-cell table:number-columns-repeated="2" office:value-type="string" calcext:value-type="string">
            <text:p>TypeError</text:p>
          </table:table-cell>
          <table:table-cell table:style-name="ce229" office:value-type="string" calcext:value-type="string">
            <text:p>ZeroDivisionError | Polynomial_zmod_flint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58" office:value-type="string" calcext:value-type="string">
            <text:p>Rational</text:p>
          </table:table-cell>
          <table:table-cell table:style-name="ce204"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table:style-name="ce204" office:value-type="string" calcext:value-type="string">
            <text:p>Rational | ZeroDivisionError</text:p>
          </table:table-cell>
          <table:table-cell office:value-type="string" calcext:value-type="string">
            <text:p>TypeError</text:p>
          </table:table-cell>
          <table:table-cell table:number-columns-repeated="2"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65" office:value-type="string" calcext:value-type="string">
            <text:p>NumberFieldElement_gaussian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number-columns-repeated="17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style-name="ce224" office:value-type="string" calcext:value-type="string">
            <text:p>Polynomial_integer_dense_flint | RuntimeError</text:p>
          </table:table-cell>
          <table:table-cell table:style-name="ce226" office:value-type="string" calcext:value-type="string">
            <text:p>Polynomial_integer_dense_flint | TypeError</text:p>
          </table:table-cell>
          <table:table-cell office:value-type="string" calcext:value-type="string">
            <text:p>TypeError</text:p>
          </table:table-cell>
          <table:table-cell table:style-name="ce224" office:value-type="string" calcext:value-type="string">
            <text:p>Polynomial_integer_dense_flint | Runtime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ce160" office:value-type="string" calcext:value-type="string">
            <text:p>Polynomial_integer_dense_flint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228" office:value-type="string" calcext:value-type="string">
            <text:p>Polynomial_integer_dense_flint | TypeError | RuntimeError</text:p>
          </table:table-cell>
          <table:table-cell office:value-type="string" calcext:value-type="string">
            <text:p>TypeError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number-columns-repeated="2" table:style-name="ce224" office:value-type="string" calcext:value-type="string">
            <text:p>Polynomial_integer_dense_flint | RuntimeError</text:p>
          </table:table-cell>
          <table:table-cell office:value-type="string" calcext:value-type="string">
            <text:p>ZeroDivisionError | TypeError</text:p>
          </table:table-cell>
          <table:table-cell table:style-name="ce228" office:value-type="string" calcext:value-type="string">
            <text:p>Polynomial_integer_dense_flint | TypeError | Runtim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style-name="ce161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office:value-type="string" calcext:value-type="string">
            <text:p>TypeError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number-columns-repeated="3"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ZeroDivisionError | TypeError</text:p>
          </table:table-cell>
          <table:table-cell table:style-name="ce234" office:value-type="string" calcext:value-type="string">
            <text:p>Polynomial_rational_flint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ce161" office:value-type="string" calcext:value-type="string">
            <text:p>Polynomial_rational_flint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225"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9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TypeError</text:p>
          </table:table-cell>
          <table:table-cell table:number-columns-repeated="3" table:style-name="ce230" office:value-type="string" calcext:value-type="string">
            <text:p>TypeError | PolynomialRing_field_with_category.element_class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number-columns-repeated="12" table:style-name="ce163" office:value-type="string" calcext:value-type="string">
            <text:p>PolynomialRing_field_with_category.element_class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style-name="ce146" office:value-type="string" calcext:value-type="string">
            <text:p>float</text:p>
          </table:table-cell>
          <table:table-cell table:number-columns-repeated="4"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9" office:value-type="string" calcext:value-type="string">
            <text:p>NumberFieldElement_quadratic_sqrt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TypeError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office:value-type="string" calcext:value-type="string">
            <text:p>TypeError</text:p>
          </table:table-cell>
          <table:table-cell table:style-name="ce231" office:value-type="string" calcext:value-type="string">
            <text:p>ZeroDivisionError | Polynomial_generic_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208" office:value-type="string" calcext:value-type="string">
            <text:p>NumberFieldElement_quadratic_sqrt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style-name="ce209" office:value-type="string" calcext:value-type="string">
            <text:p>ZeroDivisionError | NumberFieldElement_gaussian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ce165" office:value-type="string" calcext:value-type="string">
            <text:p>NumberFieldElement_gaussian</text:p>
          </table:table-cell>
          <table:table-cell table:style-name="ce209" office:value-type="string" calcext:value-type="string">
            <text:p>ZeroDivisionError | NumberFieldElement_gaussian</text:p>
          </table:table-cell>
          <table:table-cell office:value-type="string" calcext:value-type="string">
            <text:p>TypeError</text:p>
          </table:table-cell>
          <table:table-cell table:style-name="ce209" office:value-type="string" calcext:value-type="string">
            <text:p>ZeroDivisionError | NumberFieldElement_gaussian</text:p>
          </table:table-cell>
          <table:table-cell office:value-type="string" calcext:value-type="string">
            <text:p>TypeError</text:p>
          </table:table-cell>
          <table:table-cell table:number-columns-repeated="4"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ce225" office:value-type="string" calcext:value-type="string">
            <text:p>ZeroDivisionError | PolynomialRealDense</text:p>
          </table:table-cell>
          <table:table-cell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number-columns-repeated="4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3"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167" office:value-type="string" calcext:value-type="string">
            <text:p>RealDoubleElement_gsl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67" office:value-type="string" calcext:value-type="string">
            <text:p>RealDoubleElement_gsl</text:p>
          </table:table-cell>
          <table:table-cell table:number-columns-repeated="2"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7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ce170" office:value-type="string" calcext:value-type="string">
            <text:p>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3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number-columns-repeated="4" table:style-name="ce218" office:value-type="string" calcext:value-type="string">
            <text:p>ZeroDivisionError | PolynomialRing_field_with_category.element_class</text:p>
          </table:table-cell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number-columns-repeated="4" table:style-name="ce218" office:value-type="string" calcext:value-type="string">
            <text:p>ZeroDivisionError | PolynomialRing_field_with_category.element_class</text:p>
          </table:table-cell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32" office:value-type="string" calcext:value-type="string">
            <text:p>Polynomial_complex_arb | ZeroDivision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17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17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17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4" office:value-type="string" calcext:value-type="string">
            <text:p>TypeError</text:p>
          </table:table-cell>
        </table:table-row>
      </table:table>
      <table:table table:name="mod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2" table:default-cell-style-name="ce179"/>
        <table:table-row table:style-name="ro1">
          <table:table-cell office:value-type="string" calcext:value-type="string">
            <text:p>mod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table:style-name="ce159"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style-name="ce221" office:value-type="string" calcext:value-type="string">
            <text:p>ZeroDivisionError | in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table:style-name="ce223" office:value-type="string" calcext:value-type="string">
            <text:p>Integer | ZeroDivisionError</text:p>
          </table:table-cell>
          <table:table-cell office:value-type="string" calcext:value-type="string">
            <text:p>TypeError</text:p>
          </table:table-cell>
          <table:table-cell table:style-name="ce237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style-name="ce201" office:value-type="string" calcext:value-type="string">
            <text:p>ZeroDivisionError | float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201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ce237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style-name="ce201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222" office:value-type="string" calcext:value-type="string">
            <text:p>ZeroDivisionError | mpz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5" office:value-type="string" calcext:value-type="string">
            <text:p>int64</text:p>
          </table:table-cell>
          <table:table-cell table:style-name="ce222" office:value-type="string" calcext:value-type="string">
            <text:p>ZeroDivisionError | mpz</text:p>
          </table:table-cell>
          <table:table-cell office:value-type="string" calcext:value-type="string">
            <text:p>TypeError</text:p>
          </table:table-cell>
          <table:table-cell table:style-name="ce212" office:value-type="string" calcext:value-type="string">
            <text:p>ZeroDivisionError | mpq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ce233" office:value-type="string" calcext:value-type="string">
            <text:p>TypeError | ndarray</text:p>
          </table:table-cell>
          <table:table-cell table:style-name="ce201" office:value-type="string" calcext:value-type="string">
            <text:p>ZeroDivisionError | float</text:p>
          </table:table-cell>
          <table:table-cell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ce233" office:value-type="string" calcext:value-type="string">
            <text:p>TypeError | ndarray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ce233" office:value-type="string" calcext:value-type="string">
            <text:p>TypeError | ndarray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  <table:table-cell table:style-name="ce233" office:value-type="string" calcext:value-type="string">
            <text:p>TypeError | ndarray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style-name="ce223" office:value-type="string" calcext:value-type="string">
            <text:p>Integer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223" office:value-type="string" calcext:value-type="string">
            <text:p>Integer | ZeroDivisionError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56" office:value-type="string" calcext:value-type="string">
            <text:p>Integer</text:p>
          </table:table-cell>
          <table:table-cell table:style-name="ce223" office:value-type="string" calcext:value-type="string">
            <text:p>Integer | ZeroDivisionError</text:p>
          </table:table-cell>
          <table:table-cell office:value-type="string" calcext:value-type="string">
            <text:p>ArithmeticError</text:p>
          </table:table-cell>
          <table:table-cell table:style-name="ce237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style-name="ce235" office:value-type="string" calcext:value-type="string">
            <text:p>TypeError | IntegerMod_int | ArithmeticError</text:p>
          </table:table-cell>
          <table:table-cell office:value-type="string" calcext:value-type="string">
            <text:p>TypeError | ArithmeticError</text:p>
          </table:table-cell>
          <table:table-cell office:value-type="string" calcext:value-type="string">
            <text:p>TypeError</text:p>
          </table:table-cell>
          <table:table-cell table:style-name="ce235" office:value-type="string" calcext:value-type="string">
            <text:p>TypeError | IntegerMod_int | Arithmetic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office:value-type="string" calcext:value-type="string">
            <text:p>ArithmeticError</text:p>
          </table:table-cell>
          <table:table-cell table:style-name="ce235" office:value-type="string" calcext:value-type="string">
            <text:p>TypeError | IntegerMod_int | ArithmeticError</text:p>
          </table:table-cell>
          <table:table-cell office:value-type="string" calcext:value-type="string">
            <text:p>ArithmeticError</text:p>
          </table:table-cell>
          <table:table-cell table:style-name="ce238" office:value-type="string" calcext:value-type="string">
            <text:p>TypeError | IntegerMod_int</text:p>
          </table:table-cell>
          <table:table-cell office:value-type="string" calcext:value-type="string">
            <text:p>TypeError</text:p>
          </table:table-cell>
          <table:table-cell table:number-columns-repeated="4" table:style-name="ce238" office:value-type="string" calcext:value-type="string">
            <text:p>TypeError | IntegerMod_int</text:p>
          </table:table-cell>
          <table:table-cell table:style-name="ce235" office:value-type="string" calcext:value-type="string">
            <text:p>TypeError | IntegerMod_int | Arithmetic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style-name="ce223" office:value-type="string" calcext:value-type="string">
            <text:p>Integer | ZeroDivisionError</text:p>
          </table:table-cell>
          <table:table-cell table:style-name="ce236" office:value-type="string" calcext:value-type="string">
            <text:p>Integer | TypeError</text:p>
          </table:table-cell>
          <table:table-cell office:value-type="string" calcext:value-type="string">
            <text:p>TypeError</text:p>
          </table:table-cell>
          <table:table-cell table:style-name="ce223" office:value-type="string" calcext:value-type="string">
            <text:p>Integer | ZeroDivisionError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ce223" office:value-type="string" calcext:value-type="string">
            <text:p>Integer | ZeroDivisionError</text:p>
          </table:table-cell>
          <table:table-cell table:style-name="ce156" office:value-type="string" calcext:value-type="string">
            <text:p>Integer</text:p>
          </table:table-cell>
          <table:table-cell table:style-name="ce237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number-columns-repeated="3" table:style-name="ce237" office:value-type="string" calcext:value-type="string">
            <text:p>Integer | ZeroDivisionError | TypeError</text:p>
          </table:table-cell>
          <table:table-cell office:value-type="string" calcext:value-type="string">
            <text:p>TypeError</text:p>
          </table:table-cell>
          <table:table-cell table:style-name="ce237" office:value-type="string" calcext:value-type="string">
            <text:p>Integer | ZeroDivisionError | 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2" table:style-name="ce160" office:value-type="string" calcext:value-type="string">
            <text:p>Polynomial_integer_dense_flint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style-name="ce187" office:value-type="string" calcext:value-type="string">
            <text:p>Polynomial_zmod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AttributeError</text:p>
          </table:table-cell>
          <table:table-cell table:style-name="ce227" office:value-type="string" calcext:value-type="string">
            <text:p>Polynomial_integer_dense_flint | ZeroDivisionError</text:p>
          </table:table-cell>
          <table:table-cell table:number-columns-repeated="3" office:value-type="string" calcext:value-type="string">
            <text:p>TypeError</text:p>
          </table:table-cell>
          <table:table-cell table:style-name="ce239" office:value-type="string" calcext:value-type="string">
            <text:p>ZeroDivisionError | Polynomial_generic_dense | ArithmeticError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2" table:style-name="ce161" office:value-type="string" calcext:value-type="string">
            <text:p>Polynomial_rational_flint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TypeError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TypeError</text:p>
          </table:table-cell>
          <table:table-cell table:style-name="ce207" office:value-type="string" calcext:value-type="string">
            <text:p>Polynomial_rational_flint | ZeroDivision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2" office:value-type="string" calcext:value-type="string">
            <text:p>PolynomialRealDense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191" office:value-type="string" calcext:value-type="string">
            <text:p>Polynomial_complex_arb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style-name="ce225"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ce225" office:value-type="string" calcext:value-type="string">
            <text:p>ZeroDivisionError | PolynomialRealDense</text:p>
          </table:table-cell>
          <table:table-cell office:value-type="string" calcext:value-type="string">
            <text:p>Attribute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225" office:value-type="string" calcext:value-type="string">
            <text:p>ZeroDivisionError | PolynomialRealDense</text:p>
          </table:table-cell>
          <table:table-cell office:value-type="string" calcext:value-type="string">
            <text:p>TypeError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number-columns-repeated="2" table:style-name="ce162" office:value-type="string" calcext:value-type="string">
            <text:p>PolynomialRealDens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table:style-name="ce163" office:value-type="string" calcext:value-type="string">
            <text:p>PolynomialRing_field_with_category.element_class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office:value-type="string" calcext:value-type="string">
            <text:p>Attribut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number-columns-repeated="3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63" office:value-type="string" calcext:value-type="string">
            <text:p>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office:value-type="string" calcext:value-type="string">
            <text:p>TypeError</text:p>
          </table:table-cell>
          <table:table-cell table:style-name="ce146" office:value-type="string" calcext:value-type="string">
            <text:p>float</text:p>
          </table:table-cell>
          <table:table-cell table:number-columns-repeated="4"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number-columns-repeated="7" office:value-type="string" calcext:value-type="string">
            <text:p>TypeError</text:p>
          </table:table-cell>
          <table:table-cell table:style-name="ce231" office:value-type="string" calcext:value-type="string">
            <text:p>ZeroDivisionError | Polynomial_generic_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table:number-columns-repeated="10" office:value-type="string" calcext:value-type="string">
            <text:p>TypeError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table:style-name="ce21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3"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number-columns-repeated="3" table:style-name="ce225"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style-name="ce166" office:value-type="string" calcext:value-type="string">
            <text:p>RealNumber</text:p>
          </table:table-cell>
          <table:table-cell office:value-type="string" calcext:value-type="string">
            <text:p>TypeError</text:p>
          </table:table-cell>
          <table:table-cell table:number-columns-repeated="2" table:style-name="ce166" office:value-type="string" calcext:value-type="string">
            <text:p>RealNumber</text:p>
          </table:table-cell>
          <table:table-cell table:number-columns-repeated="9" office:value-type="string" calcext:value-type="string">
            <text:p>TypeError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style-name="ce225" office:value-type="string" calcext:value-type="string">
            <text:p>ZeroDivisionError | PolynomialRealDense</text:p>
          </table:table-cell>
          <table:table-cell table:style-name="ce21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table:style-name="ce21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4" table:style-name="ce218" office:value-type="string" calcext:value-type="string">
            <text:p>ZeroDivisionError | PolynomialRing_field_with_category.element_class</text:p>
          </table:table-cell>
          <table:table-cell table:number-columns-repeated="13" office:value-type="string" calcext:value-type="string">
            <text:p>TypeError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32" office:value-type="string" calcext:value-type="string">
            <text:p>Polynomial_complex_arb | ZeroDivisionError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15" office:value-type="string" calcext:value-type="string">
            <text:p>TypeError</text:p>
          </table:table-cell>
          <table:table-cell table:number-columns-repeated="2" table:style-name="ce218" office:value-type="string" calcext:value-type="string">
            <text:p>ZeroDivisionError | PolynomialRing_field_with_category.element_class</text:p>
          </table:table-cell>
          <table:table-cell table:number-columns-repeated="15" office:value-type="string" calcext:value-type="string">
            <text:p>Typ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pow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45"/>
        <table:table-column table:style-name="co1" table:number-columns-repeated="2" table:default-cell-style-name="ce179"/>
        <table:table-column table:style-name="co1" table:default-cell-style-name="ce241"/>
        <table:table-column table:style-name="co1" table:number-columns-repeated="4" table:default-cell-style-name="ce179"/>
        <table:table-column table:style-name="co1" table:default-cell-style-name="ce153"/>
        <table:table-column table:style-name="co1" table:default-cell-style-name="ce242"/>
        <table:table-column table:style-name="co1" table:default-cell-style-name="ce155"/>
        <table:table-column table:style-name="co1" table:default-cell-style-name="ce261"/>
        <table:table-column table:style-name="co1" table:number-columns-repeated="2" table:default-cell-style-name="ce179"/>
        <table:table-column table:style-name="co1" table:default-cell-style-name="ce159"/>
        <table:table-column table:style-name="co1" table:number-columns-repeated="10" table:default-cell-style-name="ce179"/>
        <table:table-column table:style-name="co1" table:default-cell-style-name="ce170"/>
        <table:table-column table:style-name="co1" table:default-cell-style-name="ce171"/>
        <table:table-column table:style-name="co1" table:number-columns-repeated="5" table:default-cell-style-name="ce179"/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style-name="ce240" office:value-type="string" calcext:value-type="string">
            <text:p>float | ZeroDivisionError | int</text:p>
          </table:table-cell>
          <table:table-cell table:style-name="ce252" office:value-type="string" calcext:value-type="string">
            <text:p>ZeroDivisionError | float | complex</text:p>
          </table:table-cell>
          <table:table-cell table:style-name="ce202" office:value-type="string" calcext:value-type="string">
            <text:p>ZeroDivisionError | complex</text:p>
          </table:table-cell>
          <table:table-cell office:value-type="string" calcext:value-type="string">
            <text:p>mpfr | 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 | ValueError</text:p>
          </table:table-cell>
          <table:table-cell table:style-name="ce181" office:value-type="string" calcext:value-type="string">
            <text:p>OverflowError | uint16</text:p>
          </table:table-cell>
          <table:table-cell table:style-name="ce240" office:value-type="string" calcext:value-type="string">
            <text:p>float | ZeroDivisionError | int</text:p>
          </table:table-cell>
          <table:table-cell office:value-type="string" calcext:value-type="string">
            <text:p>TypeError</text:p>
          </table:table-cell>
          <table:table-cell table:style-name="ce269" office:value-type="string" calcext:value-type="string">
            <text:p>Rational | ZeroDivisionError | Expression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style-name="ce282" office:value-type="string" calcext:value-type="string">
            <text:p>Expression | OrderElement_quadratic</text:p>
          </table:table-cell>
          <table:table-cell table:style-name="ce159" office:value-type="string" calcext:value-type="string">
            <text:p>Expression</text:p>
          </table:table-cell>
          <table:table-cell table:style-name="ce259" office:value-type="string" calcext:value-type="string">
            <text:p>RealNumber | ComplexNumber</text:p>
          </table:table-cell>
          <table:table-cell table:style-name="ce286" office:value-type="string" calcext:value-type="string">
            <text:p>RealDoubleElement_gsl | ZeroDivisionError | Valu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46" office:value-type="string" calcext:value-type="string">
            <text:p>float</text:p>
          </table:table-cell>
          <table:table-cell table:style-name="ce253" office:value-type="string" calcext:value-type="string">
            <text:p>complex | float</text:p>
          </table:table-cell>
          <table:table-cell table:style-name="ce147" office:value-type="string" calcext:value-type="string">
            <text:p>complex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46" office:value-type="string" calcext:value-type="string">
            <text:p>float</text:p>
          </table:table-cell>
          <table:table-cell office:value-type="string" calcext:value-type="string">
            <text:p>TypeError</text:p>
          </table:table-cell>
          <table:table-cell table:style-name="ce253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style-name="ce253" office:value-type="string" calcext:value-type="string">
            <text:p>complex | float</text:p>
          </table:table-cell>
          <table:table-cell table:style-name="ce171" office:value-type="string" calcext:value-type="string">
            <text:p>ComplexDoubleElement</text:p>
          </table:table-cell>
          <table:table-cell table:style-name="ce259" office:value-type="string" calcext:value-type="string">
            <text:p>RealNumber | ComplexNumber</text:p>
          </table:table-cell>
          <table:table-cell table:style-name="ce260" office:value-type="string" calcext:value-type="string">
            <text:p>RealDoubleElement_gsl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ce147" office:value-type="string" calcext:value-type="string">
            <text:p>complex</text:p>
          </table:table-cell>
          <table:table-cell table:number-columns-repeated="3" table:style-name="ce150"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ce147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4" table:style-name="ce147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style-name="ce241" office:value-type="string" calcext:value-type="string">
            <text:p>mpfr | 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office:value-type="string" calcext:value-type="string">
            <text:p>mpfr | 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table:style-name="ce261" office:value-type="string" calcext:value-type="string">
            <text:p>int64 | ValueError</text:p>
          </table:table-cell>
          <table:table-cell table:style-name="ce185" office:value-type="string" calcext:value-type="string">
            <text:p>int64</text:p>
          </table:table-cell>
          <table:table-cell table:style-name="ce241" office:value-type="string" calcext:value-type="string">
            <text:p>mpfr | mpz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number-columns-repeated="2"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number-columns-repeated="3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table:style-name="ce149" office:value-type="string" calcext:value-type="string">
            <text:p>mpfr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2" table:style-name="ce149" office:value-type="string" calcext:value-type="string">
            <text:p>mpf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8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number-columns-repeated="4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table:style-name="ce150" office:value-type="string" calcext:value-type="string">
            <text:p>mpc</text:p>
          </table:table-cell>
          <table:table-cell table:style-name="ce179" office:value-type="string" calcext:value-type="string">
            <text:p>TypeErro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1" office:value-type="string" calcext:value-type="string">
            <text:p>float32</text:p>
          </table:table-cell>
          <table:table-cell table:style-name="ce153"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182" office:value-type="string" calcext:value-type="string">
            <text:p>float64</text:p>
          </table:table-cell>
          <table:table-cell table:style-name="ce151" office:value-type="string" calcext:value-type="string">
            <text:p>float32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table:style-name="ce182" office:value-type="string" calcext:value-type="string">
            <text:p>float64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style-name="ce253" office:value-type="string" calcext:value-type="string">
            <text:p>complex | float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82" office:value-type="string" calcext:value-type="string">
            <text:p>float64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3" table:style-name="ce152"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style-name="ce152" office:value-type="string" calcext:value-type="string">
            <text:p>longdouble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table:style-name="ce183" office:value-type="string" calcext:value-type="string">
            <text:p>clongdouble</text:p>
          </table:table-cell>
          <table:table-cell table:number-columns-repeated="3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style-name="ce152" office:value-type="string" calcext:value-type="string">
            <text:p>longdouble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152" office:value-type="string" calcext:value-type="string">
            <text:p>longdouble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83" office:value-type="string" calcext:value-type="string">
            <text:p>clongdouble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4"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style-name="ce153" office:value-type="string" calcext:value-type="string">
            <text:p>complex64</text:p>
          </table:table-cell>
          <table:table-cell table:style-name="ce183" office:value-type="string" calcext:value-type="string">
            <text:p>clongdouble</text:p>
          </table:table-cell>
          <table:table-cell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table:style-name="ce153" office:value-type="string" calcext:value-type="string">
            <text:p>complex64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number-columns-repeated="2" table:style-name="ce147" office:value-type="string" calcext:value-type="string">
            <text:p>complex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style-name="ce242" office:value-type="string" calcext:value-type="string">
            <text:p>int32 | ValueError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261" office:value-type="string" calcext:value-type="string">
            <text:p>int64 | ValueError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82" office:value-type="string" calcext:value-type="string">
            <text:p>float64</text:p>
          </table:table-cell>
          <table:table-cell table:style-name="ce152" office:value-type="string" calcext:value-type="string">
            <text:p>longdouble</text:p>
          </table:table-cell>
          <table:table-cell table:style-name="ce184" office:value-type="string" calcext:value-type="string">
            <text:p>complex128</text:p>
          </table:table-cell>
          <table:table-cell office:value-type="string" calcext:value-type="string">
            <text:p>int32 | ValueError</text:p>
          </table:table-cell>
          <table:table-cell table:style-name="ce154" office:value-type="string" calcext:value-type="string">
            <text:p>int32</text:p>
          </table:table-cell>
          <table:table-cell office:value-type="string" calcext:value-type="string">
            <text:p>int64 | ValueError</text:p>
          </table:table-cell>
          <table:table-cell office:value-type="string" calcext:value-type="string">
            <text:p>TypeError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style-name="ce282" office:value-type="string" calcext:value-type="string">
            <text:p>Expression | OrderElement_quadratic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82" office:value-type="string" calcext:value-type="string">
            <text:p>float64</text:p>
          </table:table-cell>
          <table:table-cell table:style-name="ce184" office:value-type="string" calcext:value-type="string">
            <text:p>complex128</text:p>
          </table:table-cell>
          <table:table-cell table:style-name="ce261" office:value-type="string" calcext:value-type="string">
            <text:p>int64 | ValueError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office:value-type="string" calcext:value-type="string">
            <text:p>int32 | ValueError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int64 | ValueError</text:p>
          </table:table-cell>
          <table:table-cell office:value-type="string" calcext:value-type="string">
            <text:p>TypeError</text:p>
          </table:table-cell>
          <table:table-cell table:style-name="ce188" office:value-type="string" calcext:value-type="string">
            <text:p>int64 | float64</text:p>
          </table:table-cell>
          <table:table-cell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ce178" office:value-type="string" calcext:value-type="string">
            <text:p>ndarray</text:p>
          </table:table-cell>
          <table:table-cell table:style-name="ce282" office:value-type="string" calcext:value-type="string">
            <text:p>Expression | OrderElement_quadratic</text:p>
          </table:table-cell>
          <table:table-cell table:style-name="ce159" office:value-type="string" calcext:value-type="string">
            <text:p>Expression</text:p>
          </table:table-cell>
          <table:table-cell table:number-columns-repeated="2" table:style-name="ce182" office:value-type="string" calcext:value-type="string">
            <text:p>float64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84" office:value-type="string" calcext:value-type="string">
            <text:p>complex128</text:p>
          </table:table-cell>
          <table:table-cell table:style-name="ce172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style-name="ce243" office:value-type="string" calcext:value-type="string">
            <text:p>Integer | ZeroDivisionError | Rational</text:p>
          </table:table-cell>
          <table:table-cell table:style-name="ce254" office:value-type="string" calcext:value-type="string">
            <text:p>ZeroDivisionError | complex | float</text:p>
          </table:table-cell>
          <table:table-cell table:style-name="ce202" office:value-type="string" calcext:value-type="string">
            <text:p>ZeroDivisionError | complex</text:p>
          </table:table-cell>
          <table:table-cell table:style-name="ce243" office:value-type="string" calcext:value-type="string">
            <text:p>Integer | ZeroDivisionError | Rational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243" office:value-type="string" calcext:value-type="string">
            <text:p>Integer | ZeroDivisionError | Rational</text:p>
          </table:table-cell>
          <table:table-cell table:style-name="ce156" office:value-type="string" calcext:value-type="string">
            <text:p>Integer</text:p>
          </table:table-cell>
          <table:table-cell table:style-name="ce243" office:value-type="string" calcext:value-type="string">
            <text:p>Integer | ZeroDivisionError | Rational</text:p>
          </table:table-cell>
          <table:table-cell table:style-name="ce156" office:value-type="string" calcext:value-type="string">
            <text:p>Integer</text:p>
          </table:table-cell>
          <table:table-cell table:style-name="ce270" office:value-type="string" calcext:value-type="string">
            <text:p>Rational | ZeroDivisionError | Expression | 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ce274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ce283" office:value-type="string" calcext:value-type="string">
            <text:p>Expression | NotImplementedError | OrderElement_quadratic</text:p>
          </table:table-cell>
          <table:table-cell table:style-name="ce159" office:value-type="string" calcext:value-type="string">
            <text:p>Expression</text:p>
          </table:table-cell>
          <table:table-cell table:style-name="ce259" office:value-type="string" calcext:value-type="string">
            <text:p>RealNumber | ComplexNumber</text:p>
          </table:table-cell>
          <table:table-cell table:style-name="ce286" office:value-type="string" calcext:value-type="string">
            <text:p>RealDoubleElement_gsl | ZeroDivisionError | ValueError</text:p>
          </table:table-cell>
          <table:table-cell table:style-name="ce168" office:value-type="string" calcext:value-type="string">
            <text:p>RealBall</text:p>
          </table:table-cell>
          <table:table-cell table:style-name="ce262" office:value-type="string" calcext:value-type="string">
            <text:p>RealIntervalFieldElement | 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7" office:value-type="string" calcext:value-type="string">
            <text:p>IntegerMod_int</text:p>
          </table:table-cell>
          <table:table-cell table:style-name="ce238" office:value-type="string" calcext:value-type="string">
            <text:p>TypeError | IntegerMod_int</text:p>
          </table:table-cell>
          <table:table-cell office:value-type="string" calcext:value-type="string">
            <text:p>TypeError</text:p>
          </table:table-cell>
          <table:table-cell table:style-name="ce157" office:value-type="string" calcext:value-type="string">
            <text:p>IntegerMod_int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157" office:value-type="string" calcext:value-type="string">
            <text:p>IntegerMod_int</text:p>
          </table:table-cell>
          <table:table-cell table:style-name="ce238" office:value-type="string" calcext:value-type="string">
            <text:p>TypeError | IntegerMod_int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238" office:value-type="string" calcext:value-type="string">
            <text:p>TypeError | IntegerMod_int</text:p>
          </table:table-cell>
          <table:table-cell office:value-type="string" calcext:value-type="string">
            <text:p>TypeError</text:p>
          </table:table-cell>
          <table:table-cell table:style-name="ce238" office:value-type="string" calcext:value-type="string">
            <text:p>TypeError | IntegerMod_i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254" office:value-type="string" calcext:value-type="string">
            <text:p>ZeroDivisionError | complex | float</text:p>
          </table:table-cell>
          <table:table-cell table:style-name="ce202" office:value-type="string" calcext:value-type="string">
            <text:p>ZeroDivisionError | complex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158" office:value-type="string" calcext:value-type="string">
            <text:p>Rational</text:p>
          </table:table-cell>
          <table:table-cell table:style-name="ce204" office:value-type="string" calcext:value-type="string">
            <text:p>Rational | ZeroDivisionError</text:p>
          </table:table-cell>
          <table:table-cell table:style-name="ce158" office:value-type="string" calcext:value-type="string">
            <text:p>Rational</text:p>
          </table:table-cell>
          <table:table-cell table:style-name="ce271" office:value-type="string" calcext:value-type="string">
            <text:p>Expression | ZeroDivisionError | Rational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ce274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ce284" office:value-type="string" calcext:value-type="string">
            <text:p>NumberFieldElement_quadratic_sqrt | NotImplementedError | Expression</text:p>
          </table:table-cell>
          <table:table-cell table:style-name="ce159" office:value-type="string" calcext:value-type="string">
            <text:p>Expression</text:p>
          </table:table-cell>
          <table:table-cell table:style-name="ce259" office:value-type="string" calcext:value-type="string">
            <text:p>RealNumber | ComplexNumber</text:p>
          </table:table-cell>
          <table:table-cell table:style-name="ce286" office:value-type="string" calcext:value-type="string">
            <text:p>RealDoubleElement_gsl | ZeroDivisionError | ValueError</text:p>
          </table:table-cell>
          <table:table-cell table:style-name="ce168" office:value-type="string" calcext:value-type="string">
            <text:p>RealBall</text:p>
          </table:table-cell>
          <table:table-cell table:style-name="ce262" office:value-type="string" calcext:value-type="string">
            <text:p>RealIntervalFieldElement | 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5" table:style-name="ce159"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8" table:style-name="ce159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4" table:style-name="ce159" office:value-type="string" calcext:value-type="string">
            <text:p>Expression</text:p>
          </table:table-cell>
          <table:table-cell table:number-columns-repeated="3" office:value-type="string" calcext:value-type="string">
            <text:p>Valu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style-name="ce244" office:value-type="string" calcext:value-type="string">
            <text:p>Polynomial_integer_dense_flint | ZeroDivisionError | FractionField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244" office:value-type="string" calcext:value-type="string">
            <text:p>Polynomial_integer_dense_flint | ZeroDivisionError | FractionFieldElement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44" office:value-type="string" calcext:value-type="string">
            <text:p>Polynomial_integer_dense_flint | ZeroDivisionError | FractionFieldElement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244" office:value-type="string" calcext:value-type="string">
            <text:p>Polynomial_integer_dense_flint | ZeroDivisionError | FractionFieldElement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272" office:value-type="string" calcext:value-type="string">
            <text:p>Polynomial_integer_dense_flint | ZeroDivisionError | Valu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style-name="ce245" office:value-type="string" calcext:value-type="string">
            <text:p>Polynomial_rational_flint | ZeroDivisionError | FractionFieldElement_1poly_field</text:p>
          </table:table-cell>
          <table:table-cell table:number-columns-repeated="2" office:value-type="string" calcext:value-type="string">
            <text:p>TypeError</text:p>
          </table:table-cell>
          <table:table-cell table:style-name="ce245" office:value-type="string" calcext:value-type="string">
            <text:p>Polynomial_rational_flint | ZeroDivisionError | FractionFieldElement_1poly_field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45" office:value-type="string" calcext:value-type="string">
            <text:p>Polynomial_rational_flint | ZeroDivisionError | FractionFieldElement_1poly_field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245" office:value-type="string" calcext:value-type="string">
            <text:p>Polynomial_rational_flint | ZeroDivisionError | FractionFieldElement_1poly_field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273" office:value-type="string" calcext:value-type="string">
            <text:p>Polynomial_rational_flint | ZeroDivisionError | Valu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style-name="ce246" office:value-type="string" calcext:value-type="string">
            <text:p>FractionFieldElement_1poly_field | PolynomialRealDense</text:p>
          </table:table-cell>
          <table:table-cell table:style-name="ce255" office:value-type="string" calcext:value-type="string">
            <text:p>FractionFieldElement_1poly_field | TypeError | PolynomialRealDense</text:p>
          </table:table-cell>
          <table:table-cell office:value-type="string" calcext:value-type="string">
            <text:p>TypeError</text:p>
          </table:table-cell>
          <table:table-cell table:style-name="ce246" office:value-type="string" calcext:value-type="string">
            <text:p>FractionFieldElement_1poly_field | PolynomialRealDense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46" office:value-type="string" calcext:value-type="string">
            <text:p>FractionFieldElement_1poly_field | PolynomialRealDense</text:p>
          </table:table-cell>
          <table:table-cell table:style-name="ce162" office:value-type="string" calcext:value-type="string">
            <text:p>PolynomialRealDense</text:p>
          </table:table-cell>
          <table:table-cell table:style-name="ce246" office:value-type="string" calcext:value-type="string">
            <text:p>FractionFieldElement_1poly_field | PolynomialRealDense</text:p>
          </table:table-cell>
          <table:table-cell table:style-name="ce162" office:value-type="string" calcext:value-type="string">
            <text:p>PolynomialRealDense</text:p>
          </table:table-cell>
          <table:table-cell table:style-name="ce274" office:value-type="string" calcext:value-type="string">
            <text:p>TypeError | PolynomialRealDense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274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ce274" office:value-type="string" calcext:value-type="string">
            <text:p>TypeError | PolynomialRealDense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style-name="ce247" office:value-type="string" calcext:value-type="string">
            <text:p>PolynomialRing_field_with_category.element_class | FractionFieldElement_1poly_field</text:p>
          </table:table-cell>
          <table:table-cell table:style-name="ce256" office:value-type="string" calcext:value-type="string">
            <text:p>TypeError | PolynomialRing_field_with_category.element_class | FractionFieldElement_1poly_field</text:p>
          </table:table-cell>
          <table:table-cell office:value-type="string" calcext:value-type="string">
            <text:p>TypeError</text:p>
          </table:table-cell>
          <table:table-cell table:style-name="ce247" office:value-type="string" calcext:value-type="string">
            <text:p>PolynomialRing_field_with_category.element_class | FractionFieldElement_1poly_field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47" office:value-type="string" calcext:value-type="string">
            <text:p>PolynomialRing_field_with_category.element_class | FractionFieldElement_1poly_field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247" office:value-type="string" calcext:value-type="string">
            <text:p>PolynomialRing_field_with_category.element_class | FractionFieldElement_1poly_field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230" office:value-type="string" calcext:value-type="string">
            <text:p>TypeError | PolynomialRing_field_with_category.element_class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230" office:value-type="string" calcext:value-type="string">
            <text:p>TypeError | PolynomialRing_field_with_category.element_class</text:p>
          </table:table-cell>
          <table:table-cell office:value-type="string" calcext:value-type="string">
            <text:p>TypeError</text:p>
          </table:table-cell>
          <table:table-cell table:style-name="ce230" office:value-type="string" calcext:value-type="string">
            <text:p>TypeError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style-name="ce248" office:value-type="string" calcext:value-type="string">
            <text:p>NumberFieldElement_quadratic_sqrt | ZeroDivisionError | OrderElement_quadratic</text:p>
          </table:table-cell>
          <table:table-cell table:style-name="ce257" office:value-type="string" calcext:value-type="string">
            <text:p>NotImplementedError | float</text:p>
          </table:table-cell>
          <table:table-cell table:style-name="ce202" office:value-type="string" calcext:value-type="string">
            <text:p>ZeroDivisionError | complex</text:p>
          </table:table-cell>
          <table:table-cell table:style-name="ce248" office:value-type="string" calcext:value-type="string">
            <text:p>NumberFieldElement_quadratic_sqrt | ZeroDivisionError | OrderElement_quadratic</text:p>
          </table:table-cell>
          <table:table-cell table:number-columns-repeated="2" office:value-type="string" calcext:value-type="string">
            <text:p>TypeError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style-name="ce248" office:value-type="string" calcext:value-type="string">
            <text:p>NumberFieldElement_quadratic_sqrt | ZeroDivisionError | OrderElement_quadratic</text:p>
          </table:table-cell>
          <table:table-cell table:style-name="ce164" office:value-type="string" calcext:value-type="string">
            <text:p>OrderElement_quadratic</text:p>
          </table:table-cell>
          <table:table-cell table:style-name="ce248" office:value-type="string" calcext:value-type="string">
            <text:p>NumberFieldElement_quadratic_sqrt | ZeroDivisionError | OrderElement_quadratic</text:p>
          </table:table-cell>
          <table:table-cell table:style-name="ce164" office:value-type="string" calcext:value-type="string">
            <text:p>OrderElement_quadratic</text:p>
          </table:table-cell>
          <table:table-cell table:style-name="ce275" office:value-type="string" calcext:value-type="string">
            <text:p>NumberFieldElement_quadratic_sqrt | ZeroDivisionError | OrderElement_quadratic | Expression</text:p>
          </table:table-cell>
          <table:table-cell office:value-type="string" calcext:value-type="string">
            <text:p>Expression</text:p>
          </table:table-cell>
          <table:table-cell table:number-columns-repeated="3" table:style-name="ce277" office:value-type="string" calcext:value-type="string">
            <text:p>TypeError | NotImplementedError | OrderElement_quadratic</text:p>
          </table:table-cell>
          <table:table-cell office:value-type="string" calcext:value-type="string">
            <text:p>TypeError</text:p>
          </table:table-cell>
          <table:table-cell table:style-name="ce283" office:value-type="string" calcext:value-type="string">
            <text:p>Expression | NotImplementedError | OrderElement_quadratic</text:p>
          </table:table-cell>
          <table:table-cell office:value-type="string" calcext:value-type="string">
            <text:p>TypeError</text:p>
          </table:table-cell>
          <table:table-cell table:style-name="ce166" office:value-type="string" calcext:value-type="string">
            <text:p>RealNumber</text:p>
          </table:table-cell>
          <table:table-cell table:style-name="ce287" office:value-type="string" calcext:value-type="string">
            <text:p>RealDoubleElement_gsl | ZeroDivisionError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65" office:value-type="string" calcext:value-type="string">
            <text:p>NumberFieldElement_gaussian</text:p>
          </table:table-cell>
          <table:table-cell table:style-name="ce258" office:value-type="string" calcext:value-type="string">
            <text:p>NotImplementedError | ComplexDoubleElement</text:p>
          </table:table-cell>
          <table:table-cell table:style-name="ce147" office:value-type="string" calcext:value-type="string">
            <text:p>complex</text:p>
          </table:table-cell>
          <table:table-cell table:style-name="ce165" office:value-type="string" calcext:value-type="string">
            <text:p>NumberFieldElement_gaussian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1" office:value-type="string" calcext:value-type="string">
            <text:p>ComplexDoubleElement</text:p>
          </table:table-cell>
          <table:table-cell office:value-type="string" calcext:value-type="string">
            <text:p>complex64</text:p>
          </table:table-cell>
          <table:table-cell table:number-columns-repeated="4" table:style-name="ce165" office:value-type="string" calcext:value-type="string">
            <text:p>NumberFieldElement_gaussian</text:p>
          </table:table-cell>
          <table:table-cell table:style-name="ce276" office:value-type="string" calcext:value-type="string">
            <text:p>Expression | NumberFieldElement_gaussian</text:p>
          </table:table-cell>
          <table:table-cell office:value-type="string" calcext:value-type="string">
            <text:p>Expression</text:p>
          </table:table-cell>
          <table:table-cell table:number-columns-repeated="3" table:style-name="ce278" office:value-type="string" calcext:value-type="string">
            <text:p>TypeError | NotImplementedError | NumberFieldElement_gaussian</text:p>
          </table:table-cell>
          <table:table-cell office:value-type="string" calcext:value-type="string">
            <text:p>TypeError</text:p>
          </table:table-cell>
          <table:table-cell table:style-name="ce278" office:value-type="string" calcext:value-type="string">
            <text:p>TypeError | NotImplementedError | NumberFieldElement_gaussian</text:p>
          </table:table-cell>
          <table:table-cell table:style-name="ce159" office:value-type="string" calcext:value-type="string">
            <text:p>Expression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ValueError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66" office:value-type="string" calcext:value-type="string">
            <text:p>RealNumber</text:p>
          </table:table-cell>
          <table:table-cell table:style-name="ce259" office:value-type="string" calcext:value-type="string">
            <text:p>RealNumber | ComplexNumber</text:p>
          </table:table-cell>
          <table:table-cell table:style-name="ce147" office:value-type="string" calcext:value-type="string">
            <text:p>complex</text:p>
          </table:table-cell>
          <table:table-cell table:style-name="ce166" office:value-type="string" calcext:value-type="string">
            <text:p>RealNumber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office:value-type="string" calcext:value-type="string">
            <text:p>complex64</text:p>
          </table:table-cell>
          <table:table-cell table:number-columns-repeated="4" table:style-name="ce166" office:value-type="string" calcext:value-type="string">
            <text:p>RealNumber</text:p>
          </table:table-cell>
          <table:table-cell table:style-name="ce259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ce274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ce259" office:value-type="string" calcext:value-type="string">
            <text:p>RealNumber | ComplexNumber</text:p>
          </table:table-cell>
          <table:table-cell table:style-name="ce170" office:value-type="string" calcext:value-type="string">
            <text:p>ComplexNumber</text:p>
          </table:table-cell>
          <table:table-cell table:number-columns-repeated="2" table:style-name="ce259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67" office:value-type="string" calcext:value-type="string">
            <text:p>RealDoubleElement_gsl</text:p>
          </table:table-cell>
          <table:table-cell table:style-name="ce260" office:value-type="string" calcext:value-type="string">
            <text:p>RealDoubleElement_gsl | ValueError</text:p>
          </table:table-cell>
          <table:table-cell table:style-name="ce147" office:value-type="string" calcext:value-type="string">
            <text:p>complex</text:p>
          </table:table-cell>
          <table:table-cell table:style-name="ce167" office:value-type="string" calcext:value-type="string">
            <text:p>RealDoubleElement_gsl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260" office:value-type="string" calcext:value-type="string">
            <text:p>RealDoubleElement_gsl | ValueError</text:p>
          </table:table-cell>
          <table:table-cell table:style-name="ce167" office:value-type="string" calcext:value-type="string">
            <text:p>RealDoubleElement_gsl</text:p>
          </table:table-cell>
          <table:table-cell office:value-type="string" calcext:value-type="string">
            <text:p>complex64</text:p>
          </table:table-cell>
          <table:table-cell table:number-columns-repeated="4" table:style-name="ce167" office:value-type="string" calcext:value-type="string">
            <text:p>RealDoubleElement_gsl</text:p>
          </table:table-cell>
          <table:table-cell table:style-name="ce260" office:value-type="string" calcext:value-type="string">
            <text:p>RealDoubleElement_gsl | ValueError</text:p>
          </table:table-cell>
          <table:table-cell office:value-type="string" calcext:value-type="string">
            <text:p>Expression</text:p>
          </table:table-cell>
          <table:table-cell table:number-columns-repeated="2" table:style-name="ce230" office:value-type="string" calcext:value-type="string">
            <text:p>TypeError | PolynomialRing_field_with_category.element_class</text:p>
          </table:table-cell>
          <table:table-cell table:style-name="ce274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style-name="ce260" office:value-type="string" calcext:value-type="string">
            <text:p>RealDoubleElement_gsl | ValueError</text:p>
          </table:table-cell>
          <table:table-cell table:style-name="ce171" office:value-type="string" calcext:value-type="string">
            <text:p>ComplexDoubleElement</text:p>
          </table:table-cell>
          <table:table-cell table:number-columns-repeated="2" table:style-name="ce260" office:value-type="string" calcext:value-type="string">
            <text:p>RealDoubleElement_gsl | ValueErro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68" office:value-type="string" calcext:value-type="string">
            <text:p>RealBall</text:p>
          </table:table-cell>
          <table:table-cell table:number-columns-repeated="2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5" table:style-name="ce168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ce230" office:value-type="string" calcext:value-type="string">
            <text:p>TypeError | PolynomialRing_field_with_category.element_class</text:p>
          </table:table-cell>
          <table:table-cell table:number-columns-repeated="2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table:style-name="ce172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ce168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69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262" office:value-type="string" calcext:value-type="string">
            <text:p>RealIntervalFieldElement | ComplexIntervalFieldElement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2" table:style-name="ce262" office:value-type="string" calcext:value-type="string">
            <text:p>RealIntervalFieldElement | ComplexIntervalFieldElement</text:p>
          </table:table-cell>
          <table:table-cell table:style-name="ce169" office:value-type="string" calcext:value-type="string">
            <text:p>RealIntervalFieldElement</text:p>
          </table:table-cell>
          <table:table-cell office:value-type="string" calcext:value-type="string">
            <text:p>TypeError</text:p>
          </table:table-cell>
          <table:table-cell table:style-name="ce262" office:value-type="string" calcext:value-type="string">
            <text:p>RealIntervalFieldElement | 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AttributeError</text:p>
          </table:table-cell>
          <table:table-cell table:style-name="ce262" office:value-type="string" calcext:value-type="string">
            <text:p>RealIntervalFieldElement | ComplexIntervalFieldElement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285" office:value-type="string" calcext:value-type="string">
            <text:p>RealIntervalFieldElement | 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ce262" office:value-type="string" calcext:value-type="string">
            <text:p>RealIntervalFieldElement | ComplexIntervalFieldElement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RuntimeError | Attribut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0" office:value-type="string" calcext:value-type="string">
            <text:p>ComplexNumber</text:p>
          </table:table-cell>
          <table:table-cell table:style-name="ce179" office:value-type="string" calcext:value-type="string">
            <text:p>TypeError</text:p>
          </table:table-cell>
          <table:table-cell table:number-columns-repeated="3" table:style-name="ce170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ce170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ce274" office:value-type="string" calcext:value-type="string">
            <text:p>TypeError | PolynomialRealDense</text:p>
          </table:table-cell>
          <table:table-cell office:value-type="string" calcext:value-type="string">
            <text:p>TypeError</text:p>
          </table:table-cell>
          <table:table-cell table:number-columns-repeated="4" table:style-name="ce170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office:value-type="string" calcext:value-type="string">
            <text:p>ComplexNumber</text:p>
          </table:table-cell>
          <table:table-cell table:style-name="ce170" office:value-type="string" calcext:value-type="string">
            <text:p>ComplexNumber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RuntimeError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number-columns-repeated="5" table:style-name="ce171" office:value-type="string" calcext:value-type="string">
            <text:p>ComplexDoubleElement</text:p>
          </table:table-cell>
          <table:table-cell table:number-columns-repeated="2" table:style-name="ce150" office:value-type="string" calcext:value-type="string">
            <text:p>mpc</text:p>
          </table:table-cell>
          <table:table-cell table:number-columns-repeated="8" table:style-name="ce171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4" table:style-name="ce171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ce171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72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5" table:style-name="ce172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ce279" office:value-type="string" calcext:value-type="string">
            <text:p>Polynomial_complex_arb | 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ce172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style-name="ce172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ce159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</table:table-row>
        <table:table-row table:style-name="ro1">
          <table:table-cell table:number-columns-repeated="6" table:style-name="ce173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ce173" office:value-type="string" calcext:value-type="string">
            <text:p>ComplexIntervalFieldElement</text:p>
          </table:table-cell>
          <table:table-cell table:style-name="ce179" office:value-type="string" calcext:value-type="string">
            <text:p>TypeError</text:p>
          </table:table-cell>
          <table:table-cell table:number-columns-repeated="5" table:style-name="ce173" office:value-type="string" calcext:value-type="string">
            <text:p>ComplexIntervalFieldElement</text:p>
          </table:table-cell>
          <table:table-cell table:style-name="ce179" office:value-type="string" calcext:value-type="string">
            <text:p>TypeError</text:p>
          </table:table-cell>
          <table:table-cell table:number-columns-repeated="4" table:style-name="ce280" office:value-type="string" calcext:value-type="string">
            <text:p>TypeError | ComplexIntervalFieldElement</text:p>
          </table:table-cell>
          <table:table-cell table:number-columns-repeated="12" table:style-name="ce173" office:value-type="string" calcext:value-type="string">
            <text:p>ComplexIntervalFieldElement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style-name="ce249" office:value-type="string" calcext:value-type="string">
            <text:p>Integer | PlusInfinity | Finite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style-name="ce263" office:value-type="string" calcext:value-type="string">
            <text:p>Integer | FiniteNumber | PlusInfinity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ValueError</text:p>
          </table:table-cell>
          <table:table-cell table:style-name="ce266" office:value-type="string" calcext:value-type="string">
            <text:p>Integer | PlusInfinity</text:p>
          </table:table-cell>
          <table:table-cell table:style-name="ce174" office:value-type="string" calcext:value-type="string">
            <text:p>PlusInfinity</text:p>
          </table:table-cell>
          <table:table-cell table:style-name="ce263" office:value-type="string" calcext:value-type="string">
            <text:p>Integer | FiniteNumber | PlusInfinity</text:p>
          </table:table-cell>
          <table:table-cell table:style-name="ce174" office:value-type="string" calcext:value-type="string">
            <text:p>PlusInfinity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ValueError</text:p>
          </table:table-cell>
          <table:table-cell table:number-columns-repeated="4" table:style-name="ce281" office:value-type="string" calcext:value-type="string">
            <text:p>Expression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style-name="ce250" office:value-type="string" calcext:value-type="string">
            <text:p>Integer | MinusInfinity | PlusInfinity | FiniteNumbe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style-name="ce264" office:value-type="string" calcext:value-type="string">
            <text:p>Integer | MinusInfinity | FiniteNumber | PlusInfinity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ValueError</text:p>
          </table:table-cell>
          <table:table-cell table:style-name="ce266" office:value-type="string" calcext:value-type="string">
            <text:p>Integer | PlusInfinity</text:p>
          </table:table-cell>
          <table:table-cell table:style-name="ce174" office:value-type="string" calcext:value-type="string">
            <text:p>PlusInfinity</text:p>
          </table:table-cell>
          <table:table-cell table:style-name="ce268" office:value-type="string" calcext:value-type="string">
            <text:p>Integer | FiniteNumber | MinusInfinity</text:p>
          </table:table-cell>
          <table:table-cell table:style-name="ce175" office:value-type="string" calcext:value-type="string">
            <text:p>MinusInfinity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ValueError</text:p>
          </table:table-cell>
          <table:table-cell table:number-columns-repeated="4" table:style-name="ce281" office:value-type="string" calcext:value-type="string">
            <text:p>Expression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ValueError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ValueError</text:p>
          </table:table-cell>
          <table:table-cell table:number-columns-repeated="2" office:value-type="string" calcext:value-type="string">
            <text:p>ValueError</text:p>
          </table:table-cell>
          <table:table-cell table:number-columns-repeated="3" office:value-type="string" calcext:value-type="string">
            <text:p>Typ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style-name="ce251" office:value-type="string" calcext:value-type="string">
            <text:p>Integer | UnsignedInfinity | LessThanInfinity</text:p>
          </table:table-cell>
          <table:table-cell table:number-columns-repeated="2" office:value-type="string" calcext:value-type="string">
            <text:p>TypeError</text:p>
          </table:table-cell>
          <table:table-cell table:style-name="ce265" office:value-type="string" calcext:value-type="string">
            <text:p>Integer | LessThanInfinity | UnsignedInfinity</text:p>
          </table:table-cell>
          <table:table-cell table:number-columns-repeated="4"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style-name="ce267" office:value-type="string" calcext:value-type="string">
            <text:p>Integer | UnsignedInfinity</text:p>
          </table:table-cell>
          <table:table-cell table:style-name="ce176" office:value-type="string" calcext:value-type="string">
            <text:p>UnsignedInfinity</text:p>
          </table:table-cell>
          <table:table-cell table:style-name="ce265" office:value-type="string" calcext:value-type="string">
            <text:p>Integer | LessThanInfinity | UnsignedInfinity</text:p>
          </table:table-cell>
          <table:table-cell table:style-name="ce176" office:value-type="string" calcext:value-type="string">
            <text:p>UnsignedInfinity</text:p>
          </table:table-cell>
          <table:table-cell office:value-type="string" calcext:value-type="string">
            <text:p>TypeError</text:p>
          </table:table-cell>
          <table:table-cell table:style-name="ce179" office:value-type="string" calcext:value-type="string">
            <text:p>TypeError</text:p>
          </table:table-cell>
          <table:table-cell table:number-columns-repeated="10" office:value-type="string" calcext:value-type="string">
            <text:p>TypeError</text:p>
          </table:table-cell>
          <table:table-cell table:number-columns-repeated="2" table:style-name="ce179" office:value-type="string" calcext:value-type="string">
            <text:p>TypeError</text:p>
          </table:table-cell>
          <table:table-cell table:number-columns-repeated="5" office:value-type="string" calcext:value-type="string">
            <text:p>TypeError</text:p>
          </table:table-cell>
        </table:table-row>
      </table:table>
      <table:table table:name="in" table:style-name="ta1">
        <table:table-column table:style-name="co1" table:default-cell-style-name="Default"/>
        <table:table-column table:style-name="co1" table:number-columns-repeated="32" table:default-cell-style-name="ce179"/>
        <table:table-row table:style-name="ro1">
          <table:table-cell office:value-type="string" calcext:value-type="string">
            <text:p>in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table:style-name="ce159"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style-name="ce145" office:value-type="string" calcext:value-type="string">
            <text:p>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48" office:value-type="string" calcext:value-type="string">
            <text:p>mpz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4" office:value-type="string" calcext:value-type="string">
            <text:p>in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6" office:value-type="string" calcext:value-type="string">
            <text:p>Integ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4" table:style-name="ce180" office:value-type="string" calcext:value-type="string">
            <text:p>bool | 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number-columns-repeated="4" table:style-name="ce177" office:value-type="string" calcext:value-type="string">
            <text:p>bool</text:p>
          </table:table-cell>
          <table:table-cell table:number-columns-repeated="4" office:value-type="string" calcext:value-type="string">
            <text:p>TypeError</text:p>
          </table:table-cell>
          <table:table-cell table:number-columns-repeated="3" table:style-name="ce177" office:value-type="string" calcext:value-type="string">
            <text:p>bool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20" table:style-name="ce177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number-columns-repeated="6" table:style-name="ce177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  <table:table-cell table:number-columns-repeated="3" table:style-name="ce177" office:value-type="string" calcext:value-type="string">
            <text:p>bool</text:p>
          </table:table-cell>
          <table:table-cell office:value-type="string" calcext:value-type="string">
            <text:p>ValueError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32" table:style-name="ce177" office:value-type="string" calcext:value-type="string">
            <text:p>bool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5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5" table:style-name="ce177" office:value-type="string" calcext:value-type="string">
            <text:p>bool</text:p>
          </table:table-cell>
          <table:table-cell office:value-type="string" calcext:value-type="string">
            <text:p>TypeError</text:p>
          </table:table-cell>
          <table:table-cell table:number-columns-repeated="4" table:style-name="ce180" office:value-type="string" calcext:value-type="string">
            <text:p>bool | TypeError</text:p>
          </table:table-cell>
          <table:table-cell table:number-columns-repeated="13" table:style-name="ce177" office:value-type="string" calcext:value-type="string">
            <text:p>bool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11" office:value-type="string" calcext:value-type="string">
            <text:p>TypeError</text:p>
          </table:table-cell>
          <table:table-cell table:style-name="ce177" office:value-type="string" calcext:value-type="string">
            <text:p>bool</text:p>
          </table:table-cell>
          <table:table-cell office:value-type="string" calcext:value-type="string">
            <text:p>AttributeError</text:p>
          </table:table-cell>
          <table:table-cell table:number-columns-repeated="2" table:style-name="ce177" office:value-type="string" calcext:value-type="string">
            <text:p>bool</text:p>
          </table:table-cell>
          <table:table-cell table:number-columns-repeated="4" office:value-type="string" calcext:value-type="string">
            <text:p>AttributeError</text:p>
          </table:table-cell>
          <table:table-cell table:number-columns-repeated="10" table:style-name="ce177" office:value-type="string" calcext:value-type="string">
            <text:p>bool</text:p>
          </table:table-cell>
          <table:table-cell table:number-columns-repeated="3" office:value-type="string" calcext:value-type="string">
            <text:p>Attribut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&amp;" table:style-name="ta1">
        <table:table-column table:style-name="co1" table:default-cell-style-name="Default"/>
        <table:table-column table:style-name="co1" table:number-columns-repeated="32" table:default-cell-style-name="ce179"/>
        <table:table-row table:style-name="ro1">
          <table:table-cell office:value-type="string" calcext:value-type="string">
            <text:p>&amp;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table:style-name="ce159"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56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ce288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number-columns-repeated="2"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ce288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6" office:value-type="string" calcext:value-type="string">
            <text:p>Intege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ce156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table:style-name="ce288" office:value-type="string" calcext:value-type="string">
            <text:p>int64 | TypeError</text:p>
          </table:table-cell>
          <table:table-cell table:number-columns-repeated="21" office:value-type="string" calcext:value-type="string">
            <text:p>TypeError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|" table:style-name="ta1">
        <table:table-column table:style-name="co1" table:default-cell-style-name="Default"/>
        <table:table-column table:style-name="co1" table:number-columns-repeated="32" table:default-cell-style-name="ce179"/>
        <table:table-row table:style-name="ro1">
          <table:table-cell office:value-type="string" calcext:value-type="string">
            <text:p>|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table:style-name="ce159"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56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ce288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number-columns-repeated="2"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TypeError</text:p>
          </table:table-cell>
          <table:table-cell table:style-name="ce288" office:value-type="string" calcext:value-type="string">
            <text:p>int64 | TypeError</text:p>
          </table:table-cell>
          <table:table-cell table:number-columns-repeated="18" office:value-type="string" calcext:value-type="string">
            <text:p>TypeError</text:p>
          </table:table-cell>
        </table:table-row>
        <table:table-row table:style-name="ro1">
          <table:table-cell table:number-columns-repeated="2" table:style-name="ce156" office:value-type="string" calcext:value-type="string">
            <text:p>Intege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ce156" office:value-type="string" calcext:value-type="string">
            <text:p>Integer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2" table:style-name="ce288" office:value-type="string" calcext:value-type="string">
            <text:p>int64 | TypeError</text:p>
          </table:table-cell>
          <table:table-cell table:number-columns-repeated="21" office:value-type="string" calcext:value-type="string">
            <text:p>TypeError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32" office:value-type="string" calcext:value-type="string">
            <text:p>Typ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32" office:value-type="string" calcext:value-type="string">
            <text:p>TypeError</text:p>
          </table:table-cell>
        </table:table-row>
      </table:table>
      <table:table table:name="^" table:style-name="ta1">
        <table:table-column table:style-name="co1" table:default-cell-style-name="Default"/>
        <table:table-column table:style-name="co1" table:number-columns-repeated="32" table:default-cell-style-name="ce179"/>
        <table:table-row table:style-name="ro1">
          <table:table-cell office:value-type="string" calcext:value-type="string">
            <text:p>^</text:p>
          </table:table-cell>
          <table:table-cell table:style-name="ce145" office:value-type="string" calcext:value-type="string">
            <text:p>int</text:p>
          </table:table-cell>
          <table:table-cell table:style-name="ce146" office:value-type="string" calcext:value-type="string">
            <text:p>float</text:p>
          </table:table-cell>
          <table:table-cell table:style-name="ce147" office:value-type="string" calcext:value-type="string">
            <text:p>complex</text:p>
          </table:table-cell>
          <table:table-cell table:style-name="ce148" office:value-type="string" calcext:value-type="string">
            <text:p>mpz</text:p>
          </table:table-cell>
          <table:table-cell table:style-name="ce149" office:value-type="string" calcext:value-type="string">
            <text:p>mpfr</text:p>
          </table:table-cell>
          <table:table-cell table:style-name="ce150" office:value-type="string" calcext:value-type="string">
            <text:p>mpc</text:p>
          </table:table-cell>
          <table:table-cell table:style-name="ce151" office:value-type="string" calcext:value-type="string">
            <text:p>float32</text:p>
          </table:table-cell>
          <table:table-cell table:style-name="ce152" office:value-type="string" calcext:value-type="string">
            <text:p>longdouble</text:p>
          </table:table-cell>
          <table:table-cell table:style-name="ce153" office:value-type="string" calcext:value-type="string">
            <text:p>complex64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56" office:value-type="string" calcext:value-type="string">
            <text:p>Integer</text:p>
          </table:table-cell>
          <table:table-cell table:style-name="ce157" office:value-type="string" calcext:value-type="string">
            <text:p>IntegerMod_int</text:p>
          </table:table-cell>
          <table:table-cell table:style-name="ce158" office:value-type="string" calcext:value-type="string">
            <text:p>Rational</text:p>
          </table:table-cell>
          <table:table-cell table:style-name="ce159" office:value-type="string" calcext:value-type="string">
            <text:p>Expression</text:p>
          </table:table-cell>
          <table:table-cell table:style-name="ce160" office:value-type="string" calcext:value-type="string">
            <text:p>Polynomial_integer_dense_flint</text:p>
          </table:table-cell>
          <table:table-cell table:style-name="ce161" office:value-type="string" calcext:value-type="string">
            <text:p>Polynomial_rational_flint</text:p>
          </table:table-cell>
          <table:table-cell table:style-name="ce162" office:value-type="string" calcext:value-type="string">
            <text:p>PolynomialRealDense</text:p>
          </table:table-cell>
          <table:table-cell table:style-name="ce163" office:value-type="string" calcext:value-type="string">
            <text:p>PolynomialRing_field_with_category.element_class</text:p>
          </table:table-cell>
          <table:table-cell table:style-name="ce164" office:value-type="string" calcext:value-type="string">
            <text:p>OrderElement_quadratic</text:p>
          </table:table-cell>
          <table:table-cell table:style-name="ce165" office:value-type="string" calcext:value-type="string">
            <text:p>NumberFieldElement_gaussian</text:p>
          </table:table-cell>
          <table:table-cell table:style-name="ce166" office:value-type="string" calcext:value-type="string">
            <text:p>RealNumber</text:p>
          </table:table-cell>
          <table:table-cell table:style-name="ce167" office:value-type="string" calcext:value-type="string">
            <text:p>RealDoubleElement_gsl</text:p>
          </table:table-cell>
          <table:table-cell table:style-name="ce168" office:value-type="string" calcext:value-type="string">
            <text:p>RealBall</text:p>
          </table:table-cell>
          <table:table-cell table:style-name="ce169" office:value-type="string" calcext:value-type="string">
            <text:p>RealIntervalFieldElement</text:p>
          </table:table-cell>
          <table:table-cell table:style-name="ce170" office:value-type="string" calcext:value-type="string">
            <text:p>ComplexNumber</text:p>
          </table:table-cell>
          <table:table-cell table:style-name="ce171" office:value-type="string" calcext:value-type="string">
            <text:p>ComplexDoubleElement</text:p>
          </table:table-cell>
          <table:table-cell table:style-name="ce172" office:value-type="string" calcext:value-type="string">
            <text:p>ComplexBall</text:p>
          </table:table-cell>
          <table:table-cell table:style-name="ce173" office:value-type="string" calcext:value-type="string">
            <text:p>ComplexIntervalFieldElement</text:p>
          </table:table-cell>
          <table:table-cell table:style-name="ce174" office:value-type="string" calcext:value-type="string">
            <text:p>PlusInfinity</text:p>
          </table:table-cell>
          <table:table-cell table:style-name="ce175" office:value-type="string" calcext:value-type="string">
            <text:p>MinusInfinity</text:p>
          </table:table-cell>
          <table:table-cell table:style-name="ce176" office:value-type="string" calcext:value-type="string">
            <text:p>UnsignedInfinity</text:p>
          </table:table-cell>
        </table:table-row>
        <table:table-row table:style-name="ro1">
          <table:table-cell table:number-columns-repeated="2" table:style-name="ce145" office:value-type="string" calcext:value-type="string">
            <text:p>int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81" office:value-type="string" calcext:value-type="string">
            <text:p>OverflowError | uint16</text:p>
          </table:table-cell>
          <table:table-cell table:style-name="ce156" office:value-type="string" calcext:value-type="string">
            <text:p>Intege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ce146" office:value-type="string" calcext:value-type="string">
            <text:p>float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ce147" office:value-type="string" calcext:value-type="string">
            <text:p>complex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ce148" office:value-type="string" calcext:value-type="string">
            <text:p>mpz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7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20" office:value-type="string" calcext:value-type="string">
            <text:p>TypeError</text:p>
          </table:table-cell>
        </table:table-row>
        <table:table-row table:style-name="ro1">
          <table:table-cell table:style-name="ce149" office:value-type="string" calcext:value-type="string">
            <text:p>mpfr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ce150" office:value-type="string" calcext:value-type="string">
            <text:p>mpc</text:p>
          </table:table-cell>
          <table:table-cell table:number-columns-repeated="12" office:value-type="string" calcext:value-type="string">
            <text:p>TypeErro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ce151" office:value-type="string" calcext:value-type="string">
            <text:p>float32</text:p>
          </table:table-cell>
          <table:table-cell table:number-columns-repeated="12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style-name="ce152" office:value-type="string" calcext:value-type="string">
            <text:p>longdouble</text:p>
          </table:table-cell>
          <table:table-cell table:number-columns-repeated="12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style-name="ce153" office:value-type="string" calcext:value-type="string">
            <text:p>complex64</text:p>
          </table:table-cell>
          <table:table-cell table:number-columns-repeated="12" office:value-type="string" calcext:value-type="string">
            <text:p>TypeError</text:p>
          </table:table-cell>
          <table:table-cell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ce154" office:value-type="string" calcext:value-type="string">
            <text:p>int32</text:p>
          </table:table-cell>
          <table:table-cell table:number-columns-repeated="2"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2" table:style-name="ce154" office:value-type="string" calcext:value-type="string">
            <text:p>int32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table:style-name="ce288" office:value-type="string" calcext:value-type="string">
            <text:p>int64 | 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style-name="ce155" office:value-type="string" calcext:value-type="string">
            <text:p>uint16</text:p>
          </table:table-cell>
          <table:table-cell table:style-name="ce181" office:value-type="string" calcext:value-type="string">
            <text:p>OverflowError | uint16</text:p>
          </table:table-cell>
          <table:table-cell table:number-columns-repeated="2" office:value-type="string" calcext:value-type="string">
            <text:p>TypeError</text:p>
          </table:table-cell>
          <table:table-cell table:style-name="ce185" office:value-type="string" calcext:value-type="string">
            <text:p>int64</text:p>
          </table:table-cell>
          <table:table-cell table:number-columns-repeated="5" office:value-type="string" calcext:value-type="string">
            <text:p>TypeError</text:p>
          </table:table-cell>
          <table:table-cell table:style-name="ce154" office:value-type="string" calcext:value-type="string">
            <text:p>int32</text:p>
          </table:table-cell>
          <table:table-cell table:style-name="ce155" office:value-type="string" calcext:value-type="string">
            <text:p>uint16</text:p>
          </table:table-cell>
          <table:table-cell table:style-name="ce185" office:value-type="string" calcext:value-type="string">
            <text:p>int64</text:p>
          </table:table-cell>
          <table:table-cell office:value-type="string" calcext:value-type="string">
            <text:p>RuntimeError</text:p>
          </table:table-cell>
          <table:table-cell table:style-name="ce288" office:value-type="string" calcext:value-type="string">
            <text:p>int64 | TypeError</text:p>
          </table:table-cell>
          <table:table-cell table:number-columns-repeated="4" office:value-type="string" calcext:value-type="string">
            <text:p>RuntimeError</text:p>
          </table:table-cell>
          <table:table-cell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office:value-type="string" calcext:value-type="string">
            <text:p>Runtim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5" office:value-type="string" calcext:value-type="string">
            <text:p>RuntimeError</text:p>
          </table:table-cell>
        </table:table-row>
        <table:table-row table:style-name="ro1">
          <table:table-cell table:number-columns-repeated="2" table:style-name="ce156" office:value-type="string" calcext:value-type="string">
            <text:p>Integer</text:p>
          </table:table-cell>
          <table:table-cell table:number-columns-repeated="2" office:value-type="string" calcext:value-type="string">
            <text:p>TypeError</text:p>
          </table:table-cell>
          <table:table-cell table:style-name="ce148" office:value-type="string" calcext:value-type="string">
            <text:p>mpz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table:style-name="ce156" office:value-type="string" calcext:value-type="string">
            <text:p>Integer</text:p>
          </table:table-cell>
          <table:table-cell table:number-columns-repeated="20" office:value-type="string" calcext:value-type="string">
            <text:p>RuntimeError</text:p>
          </table:table-cell>
        </table:table-row>
        <table:table-row table:style-name="ro1">
          <table:table-cell table:style-name="ce157" office:value-type="string" calcext:value-type="string">
            <text:p>IntegerMod_i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58" office:value-type="string" calcext:value-type="string">
            <text:p>Rationa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59" office:value-type="string" calcext:value-type="string">
            <text:p>Expression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0" office:value-type="string" calcext:value-type="string">
            <text:p>Polynomial_integer_dense_fli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1" office:value-type="string" calcext:value-type="string">
            <text:p>Polynomial_rational_fli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2" office:value-type="string" calcext:value-type="string">
            <text:p>PolynomialRealDense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3" office:value-type="string" calcext:value-type="string">
            <text:p>PolynomialRing_field_with_category.element_class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4" office:value-type="string" calcext:value-type="string">
            <text:p>OrderElement_quadratic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5" office:value-type="string" calcext:value-type="string">
            <text:p>NumberFieldElement_gaussian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6" office:value-type="string" calcext:value-type="string">
            <text:p>RealNumber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7" office:value-type="string" calcext:value-type="string">
            <text:p>RealDoubleElement_gs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8" office:value-type="string" calcext:value-type="string">
            <text:p>RealBal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69" office:value-type="string" calcext:value-type="string">
            <text:p>RealIntervalFieldEleme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0" office:value-type="string" calcext:value-type="string">
            <text:p>ComplexNumber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1" office:value-type="string" calcext:value-type="string">
            <text:p>ComplexDoubleEleme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2" office:value-type="string" calcext:value-type="string">
            <text:p>ComplexBall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3" office:value-type="string" calcext:value-type="string">
            <text:p>ComplexIntervalFieldElement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4" office:value-type="string" calcext:value-type="string">
            <text:p>PlusInfinity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5" office:value-type="string" calcext:value-type="string">
            <text:p>MinusInfinity</text:p>
          </table:table-cell>
          <table:table-cell table:number-columns-repeated="32" office:value-type="string" calcext:value-type="string">
            <text:p>RuntimeError</text:p>
          </table:table-cell>
        </table:table-row>
        <table:table-row table:style-name="ro1">
          <table:table-cell table:style-name="ce176" office:value-type="string" calcext:value-type="string">
            <text:p>UnsignedInfinity</text:p>
          </table:table-cell>
          <table:table-cell table:number-columns-repeated="32" office:value-type="string" calcext:value-type="string">
            <text:p>RuntimeErr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ource Han Sans C" svg:font-family="'Source Han Sans C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3-01">0000/00/00</text:date>, <text:time style:data-style-name="N2" text:time-value="01:02:39.465363831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7" meta:cell-count="18513" meta:object-count="0"/>
    <meta:user-defined meta:name="Info 1"/>
    <meta:user-defined meta:name="Info 2"/>
    <meta:user-defined meta:name="Info 3"/>
    <meta:user-defined meta:name="Info 4"/>
  </office:meta>
</office:document-meta>
</file>